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eading_20_1">
      <style:text-properties officeooo:paragraph-rsid="003da200"/>
    </style:style>
    <style:style style:name="P215" style:family="paragraph" style:parent-style-name="Text_20_body">
      <style:text-properties officeooo:paragraph-rsid="003da200"/>
    </style:style>
    <style:style style:name="P216"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7"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8"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19"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0"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1" style:family="paragraph" style:parent-style-name="Text_20_body">
      <style:text-properties fo:color="#ffffff" loext:opacity="100%" style:font-name="Liberation Serif" fo:font-size="12pt" fo:font-weight="normal" officeooo:paragraph-rsid="003f153a"/>
    </style:style>
    <style:style style:name="P22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3"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4"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5"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26"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27" style:family="paragraph" style:parent-style-name="Standard">
      <style:text-properties fo:color="#cccccc" loext:opacity="100%" officeooo:paragraph-rsid="0043102c" fo:background-color="#1f1f1f"/>
    </style:style>
    <style:style style:name="P228"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29"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0"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1"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2"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3"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34"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35"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36"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37"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39"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0" style:family="paragraph" style:parent-style-name="Standard">
      <style:text-properties fo:color="#cccccc" loext:opacity="100%" style:font-name="Consolas" fo:font-size="10.5pt" fo:font-weight="normal" officeooo:paragraph-rsid="0049c7c8" fo:background-color="#1f1f1f"/>
    </style:style>
    <style:style style:name="P24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4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44" style:family="paragraph" style:parent-style-name="Text_20_body">
      <style:text-properties fo:color="#ffffff" loext:opacity="100%" style:font-name="Liberation Serif" fo:font-size="18pt" fo:font-weight="bold" officeooo:rsid="00490a03" officeooo:paragraph-rsid="004b8ee1" style:font-size-asian="18pt" style:font-weight-asian="bold" style:font-size-complex="18pt" style:font-weight-complex="bold"/>
    </style:style>
    <style:style style:name="P245"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46" style:family="paragraph" style:parent-style-name="Heading_20_2">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7" style:family="paragraph" style:parent-style-name="Text_20_body">
      <style:text-properties fo:color="#ffffff" loext:opacity="100%" officeooo:rsid="0049c7c8" style:font-size-asian="12pt"/>
    </style:style>
    <style:style style:name="P248" style:family="paragraph" style:parent-style-name="Text_20_body" style:list-style-name="L34">
      <style:text-properties fo:color="#ffffff" loext:opacity="100%" officeooo:rsid="0049c7c8" style:font-size-asian="12pt"/>
    </style:style>
    <style:style style:name="P249" style:family="paragraph" style:parent-style-name="Text_20_body" style:list-style-name="L35">
      <style:text-properties fo:color="#ffffff" loext:opacity="100%" officeooo:rsid="0049c7c8" style:font-size-asian="12pt"/>
    </style:style>
    <style:style style:name="P250" style:family="paragraph" style:parent-style-name="Heading_20_2">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51" style:family="paragraph" style:parent-style-name="Text_20_body" style:list-style-name="L36">
      <style:text-properties fo:color="#ffffff" loext:opacity="100%" officeooo:rsid="0049c7c8" style:font-size-asian="12pt"/>
    </style:style>
    <style:style style:name="P252" style:family="paragraph" style:parent-style-name="Text_20_body">
      <style:text-properties fo:color="#ffffff" loext:opacity="100%" style:font-name="Liberation Serif" fo:font-size="12pt" fo:font-weight="normal" officeooo:rsid="004b8ee1" officeooo:paragraph-rsid="004b8ee1" style:font-size-asian="12pt" style:font-weight-asian="normal" style:font-size-complex="12pt" style:font-weight-complex="normal"/>
    </style:style>
    <style:style style:name="P253" style:family="paragraph" style:parent-style-name="Standard">
      <style:text-properties fo:color="#cccccc" loext:opacity="100%" style:font-name="Consolas" fo:font-size="10.5pt" fo:font-weight="normal" officeooo:rsid="004b8ee1" officeooo:paragraph-rsid="004b8ee1" fo:background-color="#1f1f1f" style:font-size-asian="12pt" style:font-weight-asian="normal" style:font-size-complex="12pt" style:font-weight-complex="normal"/>
    </style:style>
    <style:style style:name="P254" style:family="paragraph" style:parent-style-name="Text_20_body">
      <style:text-properties officeooo:paragraph-rsid="004e5181"/>
    </style:style>
    <style:style style:name="P255" style:family="paragraph" style:parent-style-name="Text_20_body">
      <style:text-properties fo:font-size="14pt" fo:font-weight="bold" officeooo:paragraph-rsid="004e5181" style:font-size-asian="14pt" style:font-weight-asian="bold" style:font-size-complex="14pt" style:font-weight-complex="bold"/>
    </style:style>
    <style:style style:name="P256" style:family="paragraph" style:parent-style-name="Text_20_body" style:list-style-name="L37">
      <style:text-properties fo:font-size="14pt" fo:font-weight="bold" style:font-size-asian="14pt" style:font-weight-asian="bold" style:font-size-complex="14pt" style:font-weight-complex="bold"/>
    </style:style>
    <style:style style:name="P257" style:family="paragraph" style:parent-style-name="Text_20_body">
      <style:text-properties fo:font-size="12pt" fo:font-weight="normal" officeooo:rsid="004ef734" officeooo:paragraph-rsid="004ef734" style:font-size-asian="12pt" style:font-weight-asian="normal" style:font-size-complex="12pt" style:font-weight-complex="normal"/>
    </style:style>
    <style:style style:name="P258" style:family="paragraph" style:parent-style-name="Standard">
      <style:text-properties fo:color="#cccccc" loext:opacity="100%" style:font-name="Consolas" fo:font-size="10.5pt" fo:font-weight="normal" officeooo:rsid="004ef734" officeooo:paragraph-rsid="004ef734" fo:background-color="#1f1f1f" style:font-size-asian="12pt" style:font-weight-asian="normal" style:font-size-complex="12pt" style:font-weight-complex="normal"/>
    </style:style>
    <style:style style:name="P259" style:family="paragraph" style:parent-style-name="Text_20_body">
      <style:text-properties officeooo:paragraph-rsid="0051f6c8"/>
    </style:style>
    <style:style style:name="P260" style:family="paragraph" style:parent-style-name="Text_20_body">
      <style:text-properties fo:font-variant="normal" fo:text-transform="none" fo:color="#ffffff" loext:opacity="100%" style:font-name="Liberation Serif" fo:font-size="18pt" fo:letter-spacing="normal" fo:font-style="normal" fo:font-weight="bold" officeooo:rsid="0051f6c8" officeooo:paragraph-rsid="0051f6c8" style:font-size-asian="18pt" style:font-weight-asian="bold" style:font-size-complex="18pt" style:font-weight-complex="bold"/>
    </style:style>
    <style:style style:name="P261" style:family="paragraph" style:parent-style-name="Heading_20_2">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2" style:family="paragraph" style:parent-style-name="Text_20_body">
      <style:text-properties fo:color="#ffffff" loext:opacity="100%" officeooo:rsid="0051f6c8" style:font-size-asian="12pt"/>
    </style:style>
    <style:style style:name="P263" style:family="paragraph" style:parent-style-name="Text_20_body" style:list-style-name="L38">
      <style:text-properties fo:color="#ffffff" loext:opacity="100%" officeooo:rsid="0051f6c8" style:font-size-asian="12pt"/>
    </style:style>
    <style:style style:name="P264" style:family="paragraph" style:parent-style-name="Heading_20_2">
      <style:text-properties style:font-name="Liberation Serif" fo:font-size="14pt" fo:font-weight="bold" officeooo:paragraph-rsid="00522dda" style:font-size-asian="14pt" style:font-weight-asian="bold" style:font-size-complex="14pt" style:font-weight-complex="bold"/>
    </style:style>
    <style:style style:name="P265" style:family="paragraph" style:parent-style-name="Text_20_body">
      <style:text-properties style:font-name="Liberation Serif" fo:font-size="12pt" fo:font-weight="normal" officeooo:rsid="00522dda" officeooo:paragraph-rsid="00522dda" style:font-size-asian="12pt" style:font-weight-asian="normal" style:font-size-complex="12pt" style:font-weight-complex="normal"/>
    </style:style>
    <style:style style:name="P266" style:family="paragraph" style:parent-style-name="Standard">
      <style:text-properties fo:font-variant="normal" fo:text-transform="none" fo:color="#cccccc" loext:opacity="100%" style:font-name="Consolas" fo:font-size="10.5pt" fo:letter-spacing="normal" fo:font-style="normal" fo:font-weight="normal" officeooo:rsid="0051f6c8" officeooo:paragraph-rsid="0051f6c8" fo:background-color="#1f1f1f" style:font-size-asian="12pt" style:font-weight-asian="normal" style:font-size-complex="12pt" style:font-weight-complex="normal"/>
    </style:style>
    <style:style style:name="P267" style:family="paragraph" style:parent-style-name="Text_20_body">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8" style:family="paragraph" style:parent-style-name="Text_20_body">
      <style:text-properties fo:font-variant="normal" fo:text-transform="none" fo:color="#ffffff" loext:opacity="100%" style:font-name="Liberation Serif" fo:font-size="12pt" fo:letter-spacing="normal" fo:font-style="normal" fo:font-weight="normal" officeooo:rsid="0053e65b" officeooo:paragraph-rsid="0053e65b" style:font-size-asian="12pt" style:font-weight-asian="normal" style:font-size-complex="12pt" style:font-weight-complex="normal"/>
    </style:style>
    <style:style style:name="P269" style:family="paragraph" style:parent-style-name="Standard">
      <style:text-properties fo:font-variant="normal" fo:text-transform="none" fo:color="#cccccc" loext:opacity="100%" style:font-name="Consolas" fo:font-size="10.5pt" fo:letter-spacing="normal" fo:font-style="normal" fo:font-weight="normal" officeooo:rsid="0053e65b" officeooo:paragraph-rsid="0053e65b" fo:background-color="#1f1f1f" style:font-size-asian="12pt" style:font-weight-asian="normal" style:font-size-complex="12pt" style:font-weight-complex="normal"/>
    </style:style>
    <style:style style:name="P270"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550159" officeooo:paragraph-rsid="00550159" fo:background-color="#1f1f1f"/>
    </style:style>
    <style:style style:name="P271"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50159" officeooo:paragraph-rsid="00550159" fo:background-color="#1f1f1f" style:font-size-asian="12pt" style:font-weight-asian="normal" style:font-size-complex="12pt" style:font-weight-complex="normal"/>
    </style:style>
    <style:style style:name="P272" style:family="paragraph" style:parent-style-name="Standard">
      <style:paragraph-properties fo:margin-left="0cm" fo:margin-right="0cm" style:line-height-at-least="0.503cm" fo:text-indent="0cm" style:auto-text-indent="false"/>
      <style:text-properties fo:color="#dcdcaa" loext:opacity="100%" style:font-name="Consolas" fo:font-size="10.5pt" fo:font-weight="normal" officeooo:rsid="00550159" officeooo:paragraph-rsid="00550159" fo:background-color="#1f1f1f"/>
    </style:style>
    <style:style style:name="P273" style:family="paragraph" style:parent-style-name="Heading_20_2">
      <style:text-properties style:font-name="Liberation Serif" fo:font-size="14pt" fo:font-weight="bold" officeooo:paragraph-rsid="005575d5" style:font-size-asian="14pt" style:font-weight-asian="bold" style:font-size-complex="14pt" style:font-weight-complex="bold"/>
    </style:style>
    <style:style style:name="P274" style:family="paragraph" style:parent-style-name="Text_20_body">
      <style:text-properties fo:color="#ffffff" loext:opacity="100%" officeooo:rsid="0053e65b" officeooo:paragraph-rsid="005575d5" style:font-size-asian="12pt"/>
    </style:style>
    <style:style style:name="P275" style:family="paragraph" style:parent-style-name="Text_20_body">
      <style:text-properties officeooo:paragraph-rsid="00573b08"/>
    </style:style>
    <style:style style:name="P276" style:family="paragraph" style:parent-style-name="Text_20_body">
      <style:text-properties fo:font-size="18pt" fo:font-weight="bold" officeooo:rsid="00573b08" officeooo:paragraph-rsid="00573b08" style:font-size-asian="18pt" style:font-weight-asian="bold" style:font-size-complex="18pt" style:font-weight-complex="bold"/>
    </style:style>
    <style:style style:name="P277" style:family="paragraph" style:parent-style-name="Heading_20_2">
      <style:text-properties fo:font-size="18pt" fo:font-weight="bold" officeooo:rsid="00573b08" officeooo:paragraph-rsid="00573b08" style:font-size-asian="18pt" style:font-weight-asian="bold" style:font-size-complex="18pt" style:font-weight-complex="bold"/>
    </style:style>
    <style:style style:name="P278" style:family="paragraph" style:parent-style-name="Text_20_body">
      <style:text-properties fo:font-size="18pt" fo:font-weight="bold" officeooo:rsid="00573b08" style:font-size-asian="18pt" style:font-weight-asian="bold" style:font-size-complex="18pt" style:font-weight-complex="bold"/>
    </style:style>
    <style:style style:name="P279" style:family="paragraph" style:parent-style-name="Text_20_body" style:list-style-name="L39">
      <style:text-properties fo:font-size="18pt" fo:font-weight="bold" officeooo:rsid="00573b08" style:font-size-asian="18pt" style:font-weight-asian="bold" style:font-size-complex="18pt" style:font-weight-complex="bold"/>
    </style:style>
    <style:style style:name="P280" style:family="paragraph" style:parent-style-name="Text_20_body">
      <style:text-properties fo:font-size="12pt" fo:font-weight="normal" officeooo:rsid="00573b08" officeooo:paragraph-rsid="00573b08" style:font-size-asian="12pt" style:font-weight-asian="normal" style:font-size-complex="12pt" style:font-weight-complex="normal"/>
    </style:style>
    <style:style style:name="P281" style:family="paragraph" style:parent-style-name="Standard">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2" style:family="paragraph" style:parent-style-name="Text_20_body">
      <style:text-properties fo:font-size="12pt" fo:font-weight="normal" officeooo:paragraph-rsid="00573b08"/>
    </style:style>
    <style:style style:name="P283" style:family="paragraph" style:parent-style-name="Text_20_body">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4" style:family="paragraph" style:parent-style-name="Text_20_body">
      <style:text-properties fo:font-size="12pt" fo:font-weight="normal" officeooo:paragraph-rsid="005978d6"/>
    </style:style>
    <style:style style:name="P285" style:family="paragraph" style:parent-style-name="Text_20_body">
      <style:text-properties fo:font-size="12pt" fo:font-weight="normal" officeooo:rsid="005756e6" officeooo:paragraph-rsid="005756e6" style:font-size-asian="12pt" style:font-weight-asian="normal" style:font-size-complex="12pt" style:font-weight-complex="normal"/>
    </style:style>
    <style:style style:name="P286" style:family="paragraph" style:parent-style-name="Text_20_body">
      <style:text-properties fo:font-size="12pt" fo:font-weight="normal" officeooo:paragraph-rsid="005b782d"/>
    </style:style>
    <style:style style:name="P287" style:family="paragraph" style:parent-style-name="Text_20_body">
      <style:text-properties fo:font-size="12pt" fo:font-weight="normal" officeooo:rsid="005b782d" officeooo:paragraph-rsid="005b782d" style:font-size-asian="12pt" style:font-weight-asian="normal" style:font-size-complex="12pt" style:font-weight-complex="normal"/>
    </style:style>
    <style:style style:name="P288" style:family="paragraph" style:parent-style-name="Text_20_body">
      <style:text-properties officeooo:paragraph-rsid="005baffd"/>
    </style:style>
    <style:style style:name="P289" style:family="paragraph" style:parent-style-name="Text_20_body">
      <style:text-properties officeooo:rsid="00573b08" style:font-size-asian="12pt"/>
    </style:style>
    <style:style style:name="P290" style:family="paragraph" style:parent-style-name="Text_20_body">
      <style:text-properties fo:font-size="14pt" officeooo:paragraph-rsid="005baffd" style:font-size-asian="14pt" style:font-size-complex="14pt"/>
    </style:style>
    <style:style style:name="P291" style:family="paragraph" style:parent-style-name="Text_20_body">
      <style:text-properties fo:font-size="14pt" fo:font-weight="bold" officeooo:rsid="005baffd" officeooo:paragraph-rsid="005baffd" style:font-size-asian="14pt" style:font-weight-asian="bold" style:font-size-complex="14pt" style:font-weight-complex="bold"/>
    </style:style>
    <style:style style:name="P292" style:family="paragraph" style:parent-style-name="Text_20_body" style:list-style-name="L40">
      <style:text-properties officeooo:rsid="00573b08" style:font-size-asian="12pt"/>
    </style:style>
    <style:style style:name="P293" style:family="paragraph" style:parent-style-name="Text_20_body">
      <style:text-properties officeooo:rsid="00573b08" officeooo:paragraph-rsid="005baffd" style:font-size-asian="12pt"/>
    </style:style>
    <style:style style:name="P294" style:family="paragraph" style:parent-style-name="Text_20_body">
      <style:text-properties fo:font-size="14pt" officeooo:paragraph-rsid="005ddcd5" style:font-size-asian="14pt" style:font-size-complex="14pt"/>
    </style:style>
    <style:style style:name="P295" style:family="paragraph" style:parent-style-name="Text_20_body">
      <style:text-properties fo:font-size="12pt" officeooo:paragraph-rsid="005baffd" style:font-size-asian="12pt" style:font-size-complex="12pt"/>
    </style:style>
    <style:style style:name="P296" style:family="paragraph" style:parent-style-name="Text_20_body">
      <style:text-properties fo:font-size="12pt" fo:font-weight="normal" officeooo:paragraph-rsid="005baffd"/>
    </style:style>
    <style:style style:name="P297" style:family="paragraph" style:parent-style-name="Text_20_body">
      <style:text-properties fo:color="#cccccc" loext:opacity="100%" style:font-name="Consolas" fo:font-size="10.5pt" fo:font-weight="normal" officeooo:rsid="005baffd" officeooo:paragraph-rsid="005baffd" fo:background-color="#1f1f1f" style:font-size-asian="12pt" style:font-weight-asian="normal" style:font-size-complex="12pt" style:font-weight-complex="normal"/>
    </style:style>
    <style:style style:name="P298" style:family="paragraph" style:parent-style-name="Text_20_body">
      <style:text-properties fo:color="#ffffff" loext:opacity="100%" style:font-name="Liberation Serif" fo:font-size="12pt" fo:font-weight="normal" officeooo:rsid="005bd7f9" officeooo:paragraph-rsid="005bd7f9" fo:background-color="#1f1f1f" style:font-size-asian="12pt" style:font-weight-asian="normal" style:font-size-complex="12pt" style:font-weight-complex="normal"/>
    </style:style>
    <style:style style:name="P299" style:family="paragraph" style:parent-style-name="Text_20_body">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00" style:family="paragraph" style:parent-style-name="Standard">
      <style:text-properties fo:color="#cccccc" loext:opacity="100%" style:font-name="Consolas" fo:font-size="10.5pt" fo:font-weight="normal" officeooo:rsid="005bd7f9" officeooo:paragraph-rsid="005bd7f9" fo:background-color="#1f1f1f" style:font-size-asian="12pt" style:font-weight-asian="normal" style:font-size-complex="12pt" style:font-weight-complex="normal"/>
    </style:style>
    <style:style style:name="P301" style:family="paragraph" style:parent-style-name="Standard">
      <style:paragraph-properties fo:margin-left="0cm" fo:margin-right="0cm" style:line-height-at-least="0.503cm" fo:text-indent="0cm" style:auto-text-indent="false"/>
      <style:text-properties fo:color="#cccccc" loext:opacity="100%" style:font-name="Liberation Serif" fo:font-size="12pt" fo:font-weight="normal" fo:background-color="#1f1f1f" style:font-size-asian="12pt" style:font-size-complex="12pt"/>
    </style:style>
    <style:style style:name="P30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d1c71" officeooo:paragraph-rsid="005d1c71" fo:background-color="#1f1f1f" style:font-size-asian="12pt" style:font-size-complex="12pt"/>
    </style:style>
    <style:style style:name="P303" style:family="paragraph" style:parent-style-name="Text_20_body">
      <style:text-properties fo:font-size="12pt" fo:font-weight="normal" officeooo:paragraph-rsid="005d0a3a"/>
    </style:style>
    <style:style style:name="P304" style:family="paragraph" style:parent-style-name="Text_20_body">
      <style:text-properties fo:font-size="12pt" fo:font-weight="normal" officeooo:rsid="005d0a3a" officeooo:paragraph-rsid="005d0a3a" style:font-size-asian="12pt" style:font-weight-asian="normal" style:font-size-complex="12pt" style:font-weight-complex="normal"/>
    </style:style>
    <style:style style:name="P305" style:family="paragraph" style:parent-style-name="Text_20_body">
      <style:text-properties fo:font-size="12pt" fo:font-weight="normal" officeooo:rsid="005baffd" officeooo:paragraph-rsid="005baffd" style:font-size-asian="12pt" style:font-weight-asian="normal" style:font-size-complex="12pt" style:font-weight-complex="normal"/>
    </style:style>
    <style:style style:name="P306" style:family="paragraph" style:parent-style-name="Heading_20_1">
      <style:text-properties officeooo:paragraph-rsid="005d61df"/>
    </style:style>
    <style:style style:name="P307" style:family="paragraph" style:parent-style-name="Text_20_body">
      <style:text-properties officeooo:rsid="005d61df" officeooo:paragraph-rsid="005d61df"/>
    </style:style>
    <style:style style:name="P308" style:family="paragraph" style:parent-style-name="Text_20_body">
      <style:text-properties officeooo:paragraph-rsid="005eef60"/>
    </style:style>
    <style:style style:name="P309" style:family="paragraph" style:parent-style-name="Text_20_body">
      <style:text-properties fo:font-size="14pt" officeooo:paragraph-rsid="0060524d" style:font-size-asian="14pt" style:font-size-complex="14pt"/>
    </style:style>
    <style:style style:name="P310" style:family="paragraph" style:parent-style-name="Text_20_body" style:list-style-name="L40">
      <style:text-properties officeooo:rsid="00573b08" officeooo:paragraph-rsid="0060524d" style:font-size-asian="12pt"/>
    </style:style>
    <style:style style:name="P311" style:family="paragraph" style:parent-style-name="Text_20_body" style:list-style-name="L40">
      <style:text-properties style:font-name="Liberation Mono" officeooo:rsid="00573b08" officeooo:paragraph-rsid="0060524d" style:font-size-asian="12pt"/>
    </style:style>
    <style:style style:name="P312" style:family="paragraph" style:parent-style-name="Text_20_body">
      <style:text-properties officeooo:rsid="00573b08" officeooo:paragraph-rsid="0060524d" style:font-size-asian="12pt"/>
    </style:style>
    <style:style style:name="P313" style:family="paragraph" style:parent-style-name="Text_20_body">
      <style:text-properties officeooo:paragraph-rsid="00610f4e"/>
    </style:style>
    <style:style style:name="P314" style:family="paragraph" style:parent-style-name="Text_20_body">
      <style:text-properties fo:font-size="14pt" officeooo:paragraph-rsid="00610f4e" style:font-size-asian="14pt" style:font-size-complex="14pt"/>
    </style:style>
    <style:style style:name="P315" style:family="paragraph" style:parent-style-name="Text_20_body">
      <style:text-properties officeooo:paragraph-rsid="00627c80"/>
    </style:style>
    <style:style style:name="P316" style:family="paragraph" style:parent-style-name="Text_20_body">
      <style:text-properties style:font-name="Liberation Serif" fo:font-size="12pt" fo:font-weight="normal" officeooo:rsid="00627c80" style:font-size-asian="12pt" style:font-weight-asian="normal" style:font-size-complex="12pt" style:font-weight-complex="normal"/>
    </style:style>
    <style:style style:name="P317" style:family="paragraph" style:parent-style-name="Text_20_body" style:list-style-name="L41">
      <style:text-properties style:font-name="Liberation Serif" fo:font-size="14pt" fo:font-weight="bold" officeooo:rsid="00627c80" style:font-size-asian="14pt" style:font-weight-asian="bold" style:font-size-complex="14pt" style:font-weight-complex="bold"/>
    </style:style>
    <style:style style:name="P318" style:family="paragraph" style:parent-style-name="Standard">
      <style:text-properties officeooo:paragraph-rsid="00627c80"/>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style:style style:name="T191" style:family="text">
      <style:text-properties officeooo:rsid="003da200"/>
    </style:style>
    <style:style style:name="T192" style:family="text">
      <style:text-properties fo:font-variant="normal" fo:text-transform="none" fo:letter-spacing="normal" fo:font-style="normal"/>
    </style:style>
    <style:style style:name="T193" style:family="text">
      <style:text-properties fo:color="#569cd6" loext:opacity="100%" style:font-name="Consolas" fo:font-size="10.5pt" fo:background-color="#1f1f1f" loext:char-shading-value="0"/>
    </style:style>
    <style:style style:name="T194" style:family="text">
      <style:text-properties fo:color="#cccccc" loext:opacity="100%" style:font-name="Consolas" fo:font-size="10.5pt" fo:background-color="#1f1f1f" loext:char-shading-value="0"/>
    </style:style>
    <style:style style:name="T195" style:family="text">
      <style:text-properties fo:color="#4ec9b0" loext:opacity="100%" style:font-name="Consolas" fo:font-size="10.5pt" fo:background-color="#1f1f1f" loext:char-shading-value="0"/>
    </style:style>
    <style:style style:name="T196" style:family="text">
      <style:text-properties fo:color="#ffffff" loext:opacity="100%" style:font-name="Liberation Serif" fo:font-size="12pt" style:font-size-asian="12pt" style:font-size-complex="12pt"/>
    </style:style>
    <style:style style:name="T197" style:family="text">
      <style:text-properties fo:color="#4fc1ff" loext:opacity="100%"/>
    </style:style>
    <style:style style:name="T198" style:family="text">
      <style:text-properties fo:font-variant="normal" fo:text-transform="none" fo:letter-spacing="normal" fo:font-style="normal" officeooo:rsid="00446ce6"/>
    </style:style>
    <style:style style:name="T199" style:family="text">
      <style:text-properties fo:font-variant="normal" fo:text-transform="none" fo:letter-spacing="normal" fo:font-style="normal" officeooo:rsid="00418567"/>
    </style:style>
    <style:style style:name="T200" style:family="text">
      <style:text-properties officeooo:rsid="00446ce6"/>
    </style:style>
    <style:style style:name="T201" style:family="text">
      <style:text-properties officeooo:rsid="0045bc50"/>
    </style:style>
    <style:style style:name="T202" style:family="text">
      <style:text-properties officeooo:rsid="00490a03"/>
    </style:style>
    <style:style style:name="T203" style:family="text">
      <style:text-properties officeooo:rsid="004b885b"/>
    </style:style>
    <style:style style:name="T204" style:family="text">
      <style:text-properties fo:font-variant="normal" fo:text-transform="none" fo:letter-spacing="normal" fo:font-style="normal" officeooo:rsid="0049b8fc"/>
    </style:style>
    <style:style style:name="T205" style:family="text">
      <style:text-properties fo:color="#b5cea8" loext:opacity="100%"/>
    </style:style>
    <style:style style:name="T206" style:family="text">
      <style:text-properties fo:font-size="12pt" fo:font-weight="normal" officeooo:rsid="0049c7c8" style:font-size-asian="12pt" style:font-weight-asian="normal" style:font-size-complex="12pt" style:font-weight-complex="normal"/>
    </style:style>
    <style:style style:name="T207" style:family="text">
      <style:text-properties officeooo:rsid="0049c7c8"/>
    </style:style>
    <style:style style:name="T208" style:family="text">
      <style:text-properties officeooo:rsid="0049b8fc"/>
    </style:style>
    <style:style style:name="T209" style:family="text">
      <style:text-properties fo:font-variant="normal" fo:text-transform="none" fo:letter-spacing="normal" fo:font-style="normal" officeooo:rsid="004b8ee1"/>
    </style:style>
    <style:style style:name="T210" style:family="text">
      <style:text-properties officeooo:rsid="004b8ee1"/>
    </style:style>
    <style:style style:name="T211" style:family="text">
      <style:text-properties officeooo:rsid="004c5546"/>
    </style:style>
    <style:style style:name="T212" style:family="text">
      <style:text-properties fo:font-weight="bold" officeooo:rsid="004b8ee1"/>
    </style:style>
    <style:style style:name="T213" style:family="text">
      <style:text-properties fo:font-variant="normal" fo:text-transform="none" fo:color="#ffffff" loext:opacity="100%" style:font-name="Liberation Serif" fo:font-size="18pt" fo:letter-spacing="normal" fo:font-style="normal" fo:font-weight="bold" officeooo:rsid="004c5546" style:font-size-asian="18pt" style:font-weight-asian="bold" style:font-size-complex="18pt" style:font-weight-complex="bold"/>
    </style:style>
    <style:style style:name="T214" style:family="text">
      <style:text-properties fo:font-variant="normal" fo:text-transform="none" fo:color="#ffffff" loext:opacity="100%" style:font-name="Liberation Serif" fo:font-size="18pt" fo:letter-spacing="normal" fo:font-style="normal" fo:font-weight="bold" officeooo:rsid="004b8ee1" style:font-size-asian="18pt" style:font-weight-asian="bold" style:font-size-complex="18pt" style:font-weight-complex="bold"/>
    </style:style>
    <style:style style:name="T215" style:family="text">
      <style:text-properties fo:font-variant="normal" fo:text-transform="none" fo:color="#ffffff" loext:opacity="100%" style:font-name="Liberation Serif" fo:font-size="18pt" fo:letter-spacing="normal" fo:font-style="normal" fo:font-weight="bold" officeooo:rsid="00490a03" style:font-size-asian="18pt" style:font-weight-asian="bold" style:font-size-complex="18pt" style:font-weight-complex="bold"/>
    </style:style>
    <style:style style:name="T216" style:family="text">
      <style:text-properties fo:font-variant="normal" fo:text-transform="none" fo:color="#ffffff" loext:opacity="100%" style:font-name="Liberation Serif" fo:font-size="18pt" fo:letter-spacing="normal" fo:font-style="normal" fo:font-weight="bold" officeooo:rsid="0051f6c8" style:font-size-asian="18pt" style:font-weight-asian="bold" style:font-size-complex="18pt" style:font-weight-complex="bold"/>
    </style:style>
    <style:style style:name="T217" style:family="text">
      <style:text-properties fo:font-variant="normal" fo:text-transform="none" fo:color="#ffffff" loext:opacity="100%" fo:letter-spacing="normal" fo:font-style="normal" officeooo:rsid="0051f6c8"/>
    </style:style>
    <style:style style:name="T218" style:family="text">
      <style:text-properties fo:font-variant="normal" fo:text-transform="none" fo:color="#ffffff" loext:opacity="100%" fo:letter-spacing="normal" fo:font-style="normal" officeooo:rsid="00522dda"/>
    </style:style>
    <style:style style:name="T219" style:family="text">
      <style:text-properties fo:font-variant="normal" fo:text-transform="none" fo:color="#e3e3e3" loext:opacity="100%" fo:letter-spacing="normal" fo:font-style="normal"/>
    </style:style>
    <style:style style:name="T220" style:family="text">
      <style:text-properties fo:font-variant="normal" fo:text-transform="none" fo:color="#ffffff" loext:opacity="100%" fo:letter-spacing="normal" fo:font-style="normal" officeooo:rsid="005575d5"/>
    </style:style>
    <style:style style:name="T221" style:family="text">
      <style:text-properties fo:font-variant="normal" fo:text-transform="none" fo:color="#e3e3e3" loext:opacity="100%" fo:letter-spacing="normal" fo:font-style="normal" officeooo:rsid="005575d5"/>
    </style:style>
    <style:style style:name="T222" style:family="text">
      <style:text-properties fo:font-variant="normal" fo:text-transform="none" style:font-name="Liberation Serif" fo:font-size="12pt" fo:letter-spacing="normal" fo:font-style="normal" fo:font-weight="bold" style:font-weight-asian="normal" style:font-size-complex="12pt" style:font-weight-complex="normal"/>
    </style:style>
    <style:style style:name="T223" style:family="text">
      <style:text-properties fo:font-variant="normal" fo:text-transform="none" style:font-name="Liberation Serif" fo:font-size="12pt" fo:letter-spacing="normal" fo:font-style="normal" fo:font-weight="normal" style:font-weight-asian="normal" style:font-size-complex="12pt" style:font-weight-complex="normal"/>
    </style:style>
    <style:style style:name="T224" style:family="text">
      <style:text-properties fo:font-variant="normal" fo:text-transform="none" fo:font-size="12pt" fo:letter-spacing="normal" fo:font-style="normal" fo:font-weight="normal" style:font-weight-asian="normal" style:font-size-complex="12pt" style:font-weight-complex="normal"/>
    </style:style>
    <style:style style:name="T225" style:family="text">
      <style:text-properties fo:font-size="18pt" fo:font-weight="bold" officeooo:rsid="004c5546" style:font-size-asian="18pt" style:font-weight-asian="bold" style:font-size-complex="18pt" style:font-weight-complex="bold"/>
    </style:style>
    <style:style style:name="T226" style:family="text">
      <style:text-properties fo:font-size="18pt" fo:font-weight="bold" officeooo:rsid="00573b08" style:font-size-asian="18pt" style:font-weight-asian="bold" style:font-size-complex="18pt" style:font-weight-complex="bold"/>
    </style:style>
    <style:style style:name="T227" style:family="text">
      <style:text-properties fo:font-size="18pt" fo:font-weight="bold" officeooo:rsid="004b8ee1" style:font-size-asian="18pt" style:font-weight-asian="bold" style:font-size-complex="18pt" style:font-weight-complex="bold"/>
    </style:style>
    <style:style style:name="T228" style:family="text">
      <style:text-properties fo:font-size="18pt" fo:font-weight="bold" officeooo:rsid="00490a03" style:font-size-asian="18pt" style:font-weight-asian="bold" style:font-size-complex="18pt" style:font-weight-complex="bold"/>
    </style:style>
    <style:style style:name="T229" style:family="text">
      <style:text-properties officeooo:rsid="00573b08" style:font-size-asian="12pt" style:font-weight-asian="normal" style:font-size-complex="12pt" style:font-weight-complex="normal"/>
    </style:style>
    <style:style style:name="T230" style:family="text">
      <style:text-properties fo:color="#9cdcfe" loext:opacity="100%" style:font-name="Consolas" fo:font-size="10.5pt" style:text-underline-style="solid" style:text-underline-width="auto" style:text-underline-color="font-color" fo:background-color="#1f1f1f" loext:char-shading-value="0"/>
    </style:style>
    <style:style style:name="T231" style:family="text">
      <style:text-properties fo:color="#d4d4d4" loext:opacity="100%" style:font-name="Consolas" fo:font-size="10.5pt" fo:background-color="#1f1f1f" loext:char-shading-value="0"/>
    </style:style>
    <style:style style:name="T232" style:family="text">
      <style:text-properties fo:color="#dcdcaa" loext:opacity="100%" style:font-name="Consolas" fo:font-size="10.5pt" fo:background-color="#1f1f1f" loext:char-shading-value="0"/>
    </style:style>
    <style:style style:name="T233" style:family="text">
      <style:text-properties fo:color="#9cdcfe" loext:opacity="100%" style:font-name="Consolas" fo:font-size="10.5pt" fo:background-color="#1f1f1f" loext:char-shading-value="0"/>
    </style:style>
    <style:style style:name="T234" style:family="text">
      <style:text-properties officeooo:rsid="005756e6" style:font-size-asian="12pt" style:font-weight-asian="normal" style:font-size-complex="12pt" style:font-weight-complex="normal"/>
    </style:style>
    <style:style style:name="T235" style:family="text">
      <style:text-properties fo:color="#b5cea8" loext:opacity="100%" style:font-name="Consolas" fo:font-size="10.5pt" fo:background-color="#1f1f1f" loext:char-shading-value="0"/>
    </style:style>
    <style:style style:name="T236" style:family="text">
      <style:text-properties officeooo:rsid="00593f14" style:font-size-asian="12pt" style:font-weight-asian="normal" style:font-size-complex="12pt" style:font-weight-complex="normal"/>
    </style:style>
    <style:style style:name="T237" style:family="text">
      <style:text-properties officeooo:rsid="005b782d" style:font-size-asian="12pt" style:font-weight-asian="normal" style:font-size-complex="12pt" style:font-weight-complex="normal"/>
    </style:style>
    <style:style style:name="T238" style:family="text">
      <style:text-properties fo:font-size="18pt" fo:font-weight="bold" officeooo:rsid="005baffd" style:font-size-asian="18pt" style:font-weight-asian="bold" style:font-size-complex="18pt" style:font-weight-complex="bold"/>
    </style:style>
    <style:style style:name="T239" style:family="text">
      <style:text-properties officeooo:rsid="005baffd"/>
    </style:style>
    <style:style style:name="T240" style:family="text">
      <style:text-properties fo:font-weight="bold" officeooo:rsid="004c5546" style:font-weight-asian="bold" style:font-weight-complex="bold"/>
    </style:style>
    <style:style style:name="T241" style:family="text">
      <style:text-properties fo:font-weight="bold" officeooo:rsid="005baffd" style:font-weight-asian="bold" style:font-weight-complex="bold"/>
    </style:style>
    <style:style style:name="T242" style:family="text">
      <style:text-properties fo:font-weight="bold" officeooo:rsid="004b8ee1" style:font-weight-asian="bold" style:font-weight-complex="bold"/>
    </style:style>
    <style:style style:name="T243" style:family="text">
      <style:text-properties fo:font-weight="bold" officeooo:rsid="00490a03" style:font-weight-asian="bold" style:font-weight-complex="bold"/>
    </style:style>
    <style:style style:name="T244" style:family="text">
      <style:text-properties style:font-name="Liberation Serif" officeooo:rsid="005baffd"/>
    </style:style>
    <style:style style:name="T245" style:family="text">
      <style:text-properties style:font-name="Liberation Serif" fo:font-size="14pt" fo:font-weight="bold" officeooo:rsid="004c5546" style:font-size-asian="14pt" style:font-weight-asian="bold" style:font-size-complex="14pt" style:font-weight-complex="bold"/>
    </style:style>
    <style:style style:name="T246" style:family="text">
      <style:text-properties style:font-name="Liberation Serif" fo:font-size="14pt" fo:font-weight="bold" officeooo:rsid="005baffd" style:font-size-asian="14pt" style:font-weight-asian="bold" style:font-size-complex="14pt" style:font-weight-complex="bold"/>
    </style:style>
    <style:style style:name="T247" style:family="text">
      <style:text-properties style:font-name="Liberation Serif" fo:font-size="14pt" fo:font-weight="bold" officeooo:rsid="005d61df" style:font-size-asian="14pt" style:font-weight-asian="bold" style:font-size-complex="14pt" style:font-weight-complex="bold"/>
    </style:style>
    <style:style style:name="T248" style:family="text">
      <style:text-properties style:font-name="Liberation Serif" fo:font-size="14pt" fo:font-weight="bold" officeooo:rsid="004b8ee1" style:font-size-asian="14pt" style:font-weight-asian="bold" style:font-size-complex="14pt" style:font-weight-complex="bold"/>
    </style:style>
    <style:style style:name="T249" style:family="text">
      <style:text-properties style:font-name="Liberation Serif" fo:font-size="14pt" fo:font-weight="bold" officeooo:rsid="00490a03" style:font-size-asian="14pt" style:font-weight-asian="bold" style:font-size-complex="14pt" style:font-weight-complex="bold"/>
    </style:style>
    <style:style style:name="T250" style:family="text">
      <style:text-properties fo:font-weight="normal" officeooo:rsid="005baffd" style:font-weight-asian="normal" style:font-weight-complex="normal"/>
    </style:style>
    <style:style style:name="T251" style:family="text">
      <style:text-properties officeooo:rsid="005baffd" style:font-size-asian="12pt" style:font-weight-asian="normal" style:font-size-complex="12pt" style:font-weight-complex="normal"/>
    </style:style>
    <style:style style:name="T252" style:family="text">
      <style:text-properties officeooo:rsid="005d0a3a" style:font-size-asian="12pt" style:font-weight-asian="normal" style:font-size-complex="12pt" style:font-weight-complex="normal"/>
    </style:style>
    <style:style style:name="T253" style:family="text">
      <style:text-properties officeooo:rsid="005d61df"/>
    </style:style>
    <style:style style:name="T254" style:family="text">
      <style:text-properties fo:font-size="18pt" fo:font-weight="bold" officeooo:rsid="005eef60" style:font-size-asian="18pt" style:font-weight-asian="bold" style:font-size-complex="18pt" style:font-weight-complex="bold"/>
    </style:style>
    <style:style style:name="T255" style:family="text">
      <style:text-properties fo:font-weight="bold" officeooo:rsid="005eef60" style:font-weight-asian="bold" style:font-weight-complex="bold"/>
    </style:style>
    <style:style style:name="T256" style:family="text">
      <style:text-properties fo:font-weight="bold" officeooo:rsid="0060524d" style:font-weight-asian="bold" style:font-weight-complex="bold"/>
    </style:style>
    <style:style style:name="T257" style:family="text">
      <style:text-properties fo:color="#ffffff" loext:opacity="100%" style:font-name="Liberation Serif" officeooo:rsid="0060524d"/>
    </style:style>
    <style:style style:name="T258" style:family="text">
      <style:text-properties style:font-name="Liberation Serif" officeooo:rsid="0060524d"/>
    </style:style>
    <style:style style:name="T259" style:family="text">
      <style:text-properties officeooo:rsid="0060524d"/>
    </style:style>
    <style:style style:name="T260" style:family="text">
      <style:text-properties style:font-name="Liberation Serif" fo:font-size="18pt" fo:font-weight="bold" officeooo:rsid="004c5546" style:font-size-asian="18pt" style:font-weight-asian="bold" style:font-size-complex="18pt" style:font-weight-complex="bold"/>
    </style:style>
    <style:style style:name="T261" style:family="text">
      <style:text-properties style:font-name="Liberation Serif" fo:font-size="18pt" fo:font-weight="bold" officeooo:rsid="00610f4e" style:font-size-asian="18pt" style:font-weight-asian="bold" style:font-size-complex="18pt" style:font-weight-complex="bold"/>
    </style:style>
    <style:style style:name="T262" style:family="text">
      <style:text-properties style:font-name="Liberation Serif" fo:font-size="18pt" fo:font-weight="bold" officeooo:rsid="004b8ee1" style:font-size-asian="18pt" style:font-weight-asian="bold" style:font-size-complex="18pt" style:font-weight-complex="bold"/>
    </style:style>
    <style:style style:name="T263" style:family="text">
      <style:text-properties style:font-name="Liberation Serif" fo:font-size="18pt" fo:font-weight="bold" officeooo:rsid="00490a03" style:font-size-asian="18pt" style:font-weight-asian="bold" style:font-size-complex="18pt" style:font-weight-complex="bold"/>
    </style:style>
    <style:style style:name="T264" style:family="text">
      <style:text-properties style:font-name="Liberation Serif" fo:font-size="12pt" fo:font-weight="normal" officeooo:rsid="00610f4e" style:font-size-asian="12pt" style:font-weight-asian="normal" style:font-size-complex="12pt" style:font-weight-complex="normal"/>
    </style:style>
    <style:style style:name="T265" style:family="text">
      <style:text-properties style:font-name="Liberation Serif" fo:font-weight="bold" officeooo:rsid="004c5546" style:font-weight-asian="bold" style:font-weight-complex="bold"/>
    </style:style>
    <style:style style:name="T266" style:family="text">
      <style:text-properties style:font-name="Liberation Serif" fo:font-weight="bold" officeooo:rsid="00610f4e" style:font-weight-asian="bold" style:font-weight-complex="bold"/>
    </style:style>
    <style:style style:name="T267" style:family="text">
      <style:text-properties style:font-name="Liberation Serif" fo:font-weight="bold" officeooo:rsid="005eef60" style:font-weight-asian="bold" style:font-weight-complex="bold"/>
    </style:style>
    <style:style style:name="T268" style:family="text">
      <style:text-properties style:font-name="Liberation Serif" fo:font-weight="bold" officeooo:rsid="0060524d" style:font-weight-asian="bold" style:font-weight-complex="bold"/>
    </style:style>
    <style:style style:name="T269" style:family="text">
      <style:text-properties style:font-name="Liberation Serif" fo:font-weight="bold" officeooo:rsid="004b8ee1" style:font-weight-asian="bold" style:font-weight-complex="bold"/>
    </style:style>
    <style:style style:name="T270" style:family="text">
      <style:text-properties style:font-name="Liberation Serif" fo:font-weight="bold" officeooo:rsid="00490a03" style:font-weight-asian="bold" style:font-weight-complex="bold"/>
    </style:style>
    <style:style style:name="T271" style:family="text">
      <style:text-properties style:font-name="Liberation Serif" fo:font-size="18pt" fo:font-weight="bold" officeooo:rsid="00627c80" style:font-size-asian="18pt" style:font-weight-asian="bold" style:font-size-complex="18pt" style:font-weight-complex="bold"/>
    </style:style>
    <style:style style:name="T272" style:family="text">
      <style:text-properties style:font-name="Liberation Serif" fo:font-size="12pt" fo:font-weight="normal" officeooo:rsid="00627c80" style:font-size-asian="12pt" style:font-weight-asian="normal" style:font-size-complex="12pt" style:font-weight-complex="normal"/>
    </style:style>
    <style:style style:name="T273" style:family="text">
      <style:text-properties style:font-name="Liberation Serif" fo:font-size="14pt" fo:font-weight="bold" officeooo:rsid="00627c80" style:font-size-asian="14pt" style:font-weight-asian="bold" style:font-size-complex="14pt" style:font-weight-complex="bold"/>
    </style:style>
    <style:style style:name="T274" style:family="text">
      <style:text-properties fo:font-size="12pt" fo:font-weight="normal" officeooo:rsid="00627c80" style:font-size-asian="12pt" style:font-weight-asian="normal" style:font-size-complex="12pt" style:font-weight-complex="normal"/>
    </style:style>
    <style:style style:name="T275" style:family="text">
      <style:text-properties fo:color="#cccccc" loext:opacity="100%" style:font-name="Consolas" fo:font-size="10.5pt" fo:font-weight="normal" officeooo:rsid="00627c80" fo:background-color="#1f1f1f" loext:char-shading-value="0" style:font-size-asian="12pt" style:font-weight-asian="normal" style:font-size-complex="12pt" style:font-weight-complex="normal"/>
    </style:style>
    <style:style style:name="T276" style:family="text">
      <style:text-properties fo:color="#ffffff" loext:opacity="100%" style:font-name="Liberation Serif" fo:font-size="12pt" fo:font-weight="normal" officeooo:rsid="00627c80" fo:background-color="#1f1f1f" loext:char-shading-value="0" style:font-size-asian="12pt" style:font-weight-asian="normal" style:font-size-complex="12pt" style:font-weight-complex="normal"/>
    </style:style>
    <style:style style:name="T277" style:family="text">
      <style:text-properties fo:color="#ffffff" loext:opacity="100%" style:font-name="Liberation Serif" fo:font-size="14pt" fo:font-weight="bold" officeooo:rsid="004c5546" fo:background-color="#1f1f1f" loext:char-shading-value="0" style:font-size-asian="14pt" style:font-weight-asian="bold" style:font-size-complex="14pt" style:font-weight-complex="bold"/>
    </style:style>
    <style:style style:name="T278" style:family="text">
      <style:text-properties fo:color="#ffffff" loext:opacity="100%" style:font-name="Liberation Serif" fo:font-size="14pt" fo:font-weight="bold" officeooo:rsid="00627c80" fo:background-color="#1f1f1f" loext:char-shading-value="0" style:font-size-asian="14pt" style:font-weight-asian="bold" style:font-size-complex="14pt" style:font-weight-complex="bold"/>
    </style:style>
    <style:style style:name="T279" style:family="text">
      <style:text-properties fo:color="#ffffff" loext:opacity="100%" style:font-name="Liberation Serif" fo:font-size="14pt" fo:font-weight="bold" officeooo:rsid="00490a03" fo:background-color="#1f1f1f" loext:char-shading-value="0" style:font-size-asian="14pt" style:font-weight-asian="bold" style:font-size-complex="14pt" style:font-weight-complex="bold"/>
    </style:style>
    <style:style style:name="T280" style:family="text">
      <style:text-properties fo:color="#ffffff" loext:opacity="100%" fo:font-size="12pt" fo:font-weight="normal" officeooo:rsid="00627c80" fo:background-color="#1f1f1f" loext:char-shading-value="0" style:font-size-asian="12pt" style:font-weight-asian="normal" style:font-size-complex="12pt" style:font-weight-complex="normal"/>
    </style:style>
    <style:style style:name="T281" style:family="text">
      <style:text-properties fo:color="#ffffff" loext:opacity="100%" style:font-name="Liberation Mono" fo:font-size="12pt" fo:font-weight="normal" officeooo:rsid="00627c80" fo:background-color="#1f1f1f" loext:char-shading-value="0"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text:h text:style-name="P214" text:outline-level="1">Module <text:span text:style-name="T191">3 </text:span>: <text:span text:style-name="T191">Enums, Gestion d’erreurs et Robustesse</text:span></text:h>
      <text:p text:style-name="P215"/>
      <text:p text:style-name="P216"><text:span text:style-name="T192">16 — Enums avancés </text:span> </text:p>
      <text:p text:style-name="P217">Une Enum permet de rendre le code plus expressif et évolutif, elle « transporte » plusieurs informations différentes.</text:p>
      <text:p text:style-name="P218"><text:soft-page-break/><text:span text:style-name="T192">16.1 —</text:span> Statut d’une tâche</text:p>
      <text:p text:style-name="P219">Dans le code, on va pouvoir rajouter une Enum juste avant le struct.</text:p>
      <text:p text:style-name="P220"><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19"/>
      <text:p text:style-name="P219">Il faudra aussi modifier le status dans la struct, l’impl et la fonction display</text:p>
      <text:p text:style-name="P219">Réponse : </text:p>
      <text:p text:style-name="P221"><text:span text:style-name="T193">struct</text:span><text:span text:style-name="T194"> </text:span><text:span text:style-name="T195">Task</text:span><text:span text:style-name="T194"> {</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27"/>
      <text:p text:style-name="P222"><text:span text:style-name="T196">Et aussi le if qui permet de terminer une tâche :</text:span> </text:p>
      <text:p text:style-name="P222"/>
      <text:p text:style-name="P222"><text:span text:style-name="T86">else</text:span> <text:span text:style-name="T86">if</text:span> <text:span text:style-name="T52">let</text:span> <text:span text:style-name="T197">Ok</text:span>(<text:span text:style-name="T67">id_validation</text:span>) <text:span text:style-name="T54">=</text:span> <text:span text:style-name="T67">titre</text:span><text:span text:style-name="T54">.</text:span><text:span text:style-name="T66">parse</text:span><text:span text:style-name="T54">::</text:span>&lt;<text:span text:style-name="T68">u32</text:span>&gt;() {</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222"/>
      <text:p text:style-name="P219"/>
      <text:p text:style-name="P218"><text:soft-page-break/><text:span text:style-name="T192">16.2 —</text:span> Variants avec données</text:p>
      <text:p text:style-name="P219">On peut même aller plus loin, on peut mettre des données directement dans l’enum comme sur cet exemple :</text:p>
      <text:p text:style-name="P220"><text:span text:style-name="T52">enum</text:span> <text:span text:style-name="T68">Status</text:span> {</text:p>
      <text:p text:style-name="P26">    <text:span text:style-name="T156">Pending</text:span><text:span text:style-name="T24">,</text:span></text:p>
      <text:p text:style-name="P26">    <text:span text:style-name="T156">EnCours</text:span><text:span text:style-name="T24">(</text:span><text:span text:style-name="T93">u8</text:span><text:span text:style-name="T24">),</text:span></text:p>
      <text:p text:style-name="P26">    <text:span text:style-name="T156">Done</text:span><text:span text:style-name="T24">,</text:span></text:p>
      <text:p text:style-name="P26">    <text:span text:style-name="T156">Annule</text:span><text:span text:style-name="T24">(</text:span><text:span text:style-name="T93">String</text:span><text:span text:style-name="T24">),</text:span></text:p>
      <text:p text:style-name="P27">}</text:p>
      <text:p text:style-name="P219"/>
      <text:p text:style-name="P223"><text:span text:style-name="T192">17 — Pattern matching approfondi </text:span> </text:p>
      <text:p text:style-name="P224">Le Pattern matching permet de découper les données proprement. Au lieu de vérifier une condition Vrai ou Faux comme un if, on compare la donnée à un patterne. Si la donnée correspond au patterne, le code s’exécute.</text:p>
      <text:p text:style-name="P218"><text:span text:style-name="T192">17.</text:span><text:span text:style-name="T198">1</text:span><text:span text:style-name="T192"> — </text:span><text:span text:style-name="T199">Destructuration</text:span></text:p>
      <text:p text:style-name="P225">La destructuration c’est « casser » une struct pour en extraire les données qui nous intéressent et leur donner un nom de variable.</text:p>
      <text:p text:style-name="P225">Par exemple dans le code, dans le if qui nous permet de voir la liste des tâches, on peut intégrer cette fonctionnalité en modifiant le code :</text:p>
      <text:p text:style-name="P226"><text:span text:style-name="T86">else</text:span> <text:span text:style-name="T86">if</text:span> <text:span text:style-name="T67">titre</text:span> <text:span text:style-name="T54">==</text:span> <text:span text:style-name="T55">"liste"</text:span>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p>
      <text:p text:style-name="P26">                        <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p>
      <text:p text:style-name="P26">                        <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26">        <text:span text:style-name="T24">}</text:span></text:p>
      <text:p text:style-name="P225">Ici, on prend, dans la struct Task, la structure d’une tâche qui est rentrée par l’utilisateur, si son patterne correspond à l’enum Done, la tâche est ‘complétée’, pareil pour ‘en cours’</text:p>
      <text:p text:style-name="P227"><text:span text:style-name="T24"/></text:p>
      <text:p text:style-name="P228">17.<text:span text:style-name="T200">2</text:span> — <text:span text:style-name="T200">Guards </text:span><text:span text:style-name="T201">ou « Match Guards »</text:span></text:p>
      <text:p text:style-name="P229">Parfois le patterne correspond mais on veut ajouter une autre condition. C’est là qu’intervient le if à l’intérieur du match.</text:p>
      <text:p text:style-name="P229">Exemple :</text:p>
      <text:p text:style-name="P230"><text:span text:style-name="T86">match</text:span> <text:span text:style-name="T67">task</text:span><text:span text:style-name="T54">.</text:span>id {</text:p>
      <text:p text:style-name="P26">    <text:span text:style-name="T33">1</text:span><text:span text:style-name="T24"> </text:span><text:span text:style-name="T27">=&gt;</text:span><text:span text:style-name="T24"> </text:span><text:span text:style-name="T23">println!</text:span><text:span text:style-name="T24">(</text:span><text:span text:style-name="T25">"C'est la toute première tâche !"</text:span><text:span text:style-name="T24">),</text:span></text:p>
      <text:p text:style-name="P26"><text:soft-page-break/>    <text:span text:style-name="T26">n</text:span><text:span text:style-name="T24"> </text:span><text:span text:style-name="T84">if</text:span><text:span text:style-name="T24"> </text:span><text:span text:style-name="T26">n</text:span><text:span text:style-name="T24"> </text:span><text:span text:style-name="T27">&gt;</text:span><text:span text:style-name="T24"> </text:span><text:span text:style-name="T33">100</text:span><text:span text:style-name="T24"> </text:span><text:span text:style-name="T27">=&gt;</text:span><text:span text:style-name="T24"> </text:span><text:span text:style-name="T23">println!</text:span><text:span text:style-name="T24">(</text:span><text:span text:style-name="T25">"Wow, quel ID élevé : </text:span><text:span text:style-name="T23">{}</text:span><text:span text:style-name="T25"> !"</text:span><text:span text:style-name="T24">, </text:span><text:span text:style-name="T26">n</text:span><text:span text:style-name="T24">),</text:span></text:p>
      <text:p text:style-name="P26">    <text:span text:style-name="T26">n</text:span><text:span text:style-name="T24"> </text:span><text:span text:style-name="T84">if</text:span><text:span text:style-name="T24"> </text:span><text:span text:style-name="T26">n</text:span><text:span text:style-name="T24"> </text:span><text:span text:style-name="T27">%</text:span><text:span text:style-name="T24"> </text:span><text:span text:style-name="T33">2</text:span><text:span text:style-name="T24"> </text:span><text:span text:style-name="T27">==</text:span><text:span text:style-name="T24"> </text:span><text:span text:style-name="T33">0</text:span><text:span text:style-name="T24"> </text:span><text:span text:style-name="T27">=&gt;</text:span><text:span text:style-name="T24"> </text:span><text:span text:style-name="T23">println!</text:span><text:span text:style-name="T24">(</text:span><text:span text:style-name="T25">"L'ID </text:span><text:span text:style-name="T23">{}</text:span><text:span text:style-name="T25"> est pair."</text:span><text:span text:style-name="T24">, </text:span><text:span text:style-name="T26">n</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C'est un ID classique."</text:span><text:span text:style-name="T24">),</text:span></text:p>
      <text:p text:style-name="P27">}</text:p>
      <text:p text:style-name="P229">n devient une variable temporaire qui prend la valeur de l’id.</text:p>
      <text:p text:style-name="P229">Le if n &gt; 100 c’est le Guard. Si l’id est inférieur à 100, ce if est ignoré et on passe au suivant.</text:p>
      <text:p text:style-name="P229"/>
      <text:p text:style-name="P231">17.3 — Nettoyage du code <text:span text:style-name="T202">du projet</text:span></text:p>
      <text:p text:style-name="P232">Il y a beaucoup de else if dans notre code, on peut les remplacer avec le pattern matching pour nettoyer et rendre plus lisible notre code</text:p>
      <text:p text:style-name="P229"/>
      <text:p text:style-name="P230"><text:span text:style-name="T86">match</text:span> <text:span text:style-name="T67">titre</text:span> {</text:p>
      <text:p text:style-name="P26">            <text:span text:style-name="T25">"quitter"</text:span><text:span text:style-name="T24"> </text:span><text:span text:style-name="T27">=&gt;</text:span><text:span text:style-name="T24"> </text:span><text:span text:style-name="T84">break</text:span><text:span text:style-name="T24">,</text:span></text:p>
      <text:p text:style-name="P26">            </text:p>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text:soft-page-break/>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s</text:span><text:span text:style-name="T27">.</text:span><text:span text:style-name="T22">to_string</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23">println!</text:span><text:span text:style-name="T24">(</text:span><text:span text:style-name="T25">"Le titre ne peut pas être vide."</text:span><text:span text:style-name="T24">),</text:span></text:p>
      <text:p text:style-name="P26">        <text:span text:style-name="T24">}</text:span></text:p>
      <text:p text:style-name="P229"/>
      <text:p text:style-name="P232">Le code est tout de suite plus lisible, on évite les if qui s’empilent à l’infini dans le code et Rust s’assure qu’on oublie aucun cas de figure.<text:line-break/><text:span text:style-name="T203">On a aussi remis dans l’ordre de priorité les fonctionnalités afin qu’elles fonctionnent correctement.</text:span></text:p>
      <text:p text:style-name="P232"/>
      <text:p text:style-name="P233"><text:span text:style-name="T192">18 — Option : éliminer le null </text:span> </text:p>
      <text:p text:style-name="P234"><text:span text:style-name="T192">18.</text:span><text:span text:style-name="T204">1</text:span><text:span text:style-name="T192"> — Option&lt;</text:span><text:span text:style-name="T204">T&gt;</text:span></text:p>
      <text:p text:style-name="P232">En Rust, une valeur qui peut être absente n'est pas une variable normale. C'est une boîte scellée.</text:p>
      <text:p text:style-name="P235">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34"><text:span text:style-name="T192">18.</text:span><text:span text:style-name="T204">2</text:span><text:span text:style-name="T192"> — </text:span><text:span text:style-name="T204">Ouvrir la boîte avec match</text:span></text:p>
      <text:p text:style-name="P236"><text:span text:style-name="T52">let</text:span> <text:span text:style-name="T67">resultat</text:span> <text:span text:style-name="T54">=</text:span> <text:span text:style-name="T66">trouver_tache</text:span>(<text:span text:style-name="T54">&amp;</text:span><text:span text:style-name="T53">list</text:span>, <text:span text:style-name="T205">10</text:span>); </text:p>
      <text:p text:style-name="P30"/>
      <text:p text:style-name="P27"><text:span text:style-name="T86">match</text:span> <text:span text:style-name="T67">resultat</text:span> {</text:p>
      <text:p text:style-name="P26">    <text:span text:style-name="T156">Some</text:span><text:span text:style-name="T24">(</text:span><text:span text:style-name="T26">tache</text:span><text:span text:style-name="T24">) </text:span><text:span text:style-name="T27">=&gt;</text:span><text:span text:style-name="T24"> </text:span><text:span text:style-name="T23">println!</text:span><text:span text:style-name="T24">(</text:span><text:span text:style-name="T25">"J'ai trouvé la tâche : </text:span><text:span text:style-name="T23">{}</text:span><text:span text:style-name="T25">"</text:span><text:span text:style-name="T24">, </text:span><text:span text:style-name="T26">tache</text:span><text:span text:style-name="T27">.</text:span><text:span text:style-name="T26">title</text:span><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cette tâche n'existe pas."</text:span><text:span text:style-name="T24">),</text:span></text:p>
      <text:p text:style-name="P27">}</text:p>
      <text:p text:style-name="P237"><text:line-break/><text:span text:style-name="T206">Ici on est obligé de dire ce qui se passe si c’est vide</text:span></text:p>
      <text:p text:style-name="P238">18.<text:span text:style-name="T207">3 </text:span>— <text:span text:style-name="T208">Ouvrir la boîte avec </text:span><text:span text:style-name="T207">if let</text:span></text:p>
      <text:p text:style-name="P239">Dans le pattern matching ‘voir’ :</text:p>
      <text:p text:style-name="P240"><text:span text:style-name="T86">if</text:span> <text:span text:style-name="T52">let</text:span> <text:span text:style-name="T197">Some</text:span>(<text:span text:style-name="T67">tache</text:span>) <text:span text:style-name="T54">=</text:span> <text:span text:style-name="T66">trouver_tache</text:span>(<text:span text:style-name="T54">&amp;</text:span><text:span text:style-name="T53">list</text:span>, <text:span text:style-name="T67">id_cible</text:span>) {</text:p>
      <text:p text:style-name="P26"><text:soft-page-break/>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40"/>
      <text:p text:style-name="P239">C’est le si et seulement si il y a une valeur, et on s’en fiche s’il n’y en a pas.</text:p>
      <text:p text:style-name="P238">18.<text:span text:style-name="T207">4 </text:span>— <text:span text:style-name="T207">Rechercher une tâche</text:span></text:p>
      <text:p text:style-name="P239">On commence par rajouter la fonction chercher_tache en dehors de la fonction main bien sûr : </text:p>
      <text:p text:style-name="P241"><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27"/>
      <text:p text:style-name="P242">Et ensuite on crée un nouveau pattern matching avec le mot « chercher », en le plaçant avant le suppr et l’ajout</text:p>
      <text:p text:style-name="P242"/>
      <text:p text:style-name="P243"><text:span text:style-name="T67">s</text:span> <text:span text:style-name="T86">if</text:span> <text:span text:style-name="T67">s</text:span><text:span text:style-name="T54">.</text:span><text:span text:style-name="T66">starts_with</text:span>(<text:span text:style-name="T55">"chercher "</text:span>) <text:span text:style-name="T54">=&gt;</text:span> {</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p>
      <text:p text:style-name="P26">                <text:span text:style-name="T84">match</text:span><text:span text:style-name="T24"> </text:span><text:span text:style-name="T22">chercher_tache</text:span><text:span text:style-name="T24">(</text:span><text:span text:style-name="T27">&amp;</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                <text:span text:style-name="T24">}</text:span></text:p>
      <text:p text:style-name="P26">            <text:span text:style-name="T24">}</text:span></text:p>
      <text:p text:style-name="P242"/>
      <text:p text:style-name="P244"><text:span text:style-name="T192">1</text:span><text:span text:style-name="T209">9 </text:span><text:span text:style-name="T192">— </text:span><text:span text:style-name="T209">Result : gestion d’erreurs</text:span></text:p>
      <text:p text:style-name="P245"><text:span text:style-name="T127">Si </text:span><text:span text:style-name="Source_20_Text"><text:span text:style-name="T127">Option</text:span></text:span><text:span text:style-name="T127"> gérait l'absence de valeur, </text:span><text:span text:style-name="Source_20_Text"><text:span text:style-name="T127">Result</text:span></text:span><text:span text:style-name="T127"> gère la présence d'une erreur. C'est ce qui permet à Rust d'être aussi stable : on ne "lance" pas d'exceptions (comme en Python ou Java), on retourne l'erreur comme une donnée normale. </text:span></text:p>
      <text:p text:style-name="P239"/>
      <text:h text:style-name="P246" text:outline-level="2"><text:span text:style-name="T168">19.1 — </text:span><text:span text:style-name="Source_20_Text"><text:span text:style-name="T168">Result&lt;T, E&gt;</text:span></text:span></text:h>
      <text:p text:style-name="P247">Un <text:span text:style-name="Source_20_Text">Result</text:span> est une énumération à deux faces :</text:p>
      <text:list text:style-name="L34">
        <text:list-item>
          <text:p text:style-name="P248"><text:span text:style-name="Source_20_Text"><text:span text:style-name="T2">Ok(T)</text:span></text:span> : Tout s'est bien passé, voici le résultat (<text:span text:style-name="Source_20_Text">T</text:span>).</text:p>
        </text:list-item>
        <text:list-item>
          <text:p text:style-name="P248"><text:span text:style-name="Source_20_Text"><text:span text:style-name="T2">Err(E)</text:span></text:span> : Il y a eu un problème, voici l'erreur (<text:span text:style-name="Source_20_Text">E</text:span>).</text:p>
        </text:list-item>
      </text:list>
      <text:p text:style-name="P247">C'est exactement ce que renvoie la fonction <text:span text:style-name="Source_20_Text">.parse::&lt;u32&gt;()</text:span> qu<text:span text:style-name="T210">e l’on</text:span> utilise :</text:p>
      <text:list text:style-name="L35">
        <text:list-item>
          <text:p text:style-name="P249"><text:soft-page-break/>Si tu tapes "12", elle renvoie <text:span text:style-name="Source_20_Text">Ok(12)</text:span>.</text:p>
        </text:list-item>
        <text:list-item>
          <text:p text:style-name="P249">Si tu tapes "Bonjour", elle renvoie <text:span text:style-name="Source_20_Text">Err(...)</text:span>.</text:p>
        </text:list-item>
      </text:list>
      <text:h text:style-name="P250" text:outline-level="2">19.2 — <text:span text:style-name="T211">Différence Panic vs Gestion propre</text:span></text:h>
      <text:p text:style-name="P247">Il y a deux façons de traiter une erreur en Rust :</text:p>
      <text:list text:style-name="L36">
        <text:list-item>
          <text:p text:style-name="P251"><text:span text:style-name="T2">Le Panic (L'arrêt d'urgence)</text:span> : C'est quand tu utilises <text:span text:style-name="Source_20_Text">.expect()</text:span> ou <text:span text:style-name="Source_20_Text">.unwrap()</text:span>. Tu dis au programme : "Donne-moi le contenu de la boîte, et si elle est vide, <text:span text:style-name="T2">fais </text:span><text:span text:style-name="T212">crasher</text:span><text:span text:style-name="T2"> tout le programme</text:span>".</text:p>
        </text:list-item>
        <text:list-item>
          <text:p text:style-name="P251"><text:span text:style-name="T2">La Gestion propre (Le Match)</text:span> : Tu traites l'erreur sans faire crasher le programme, <text:span text:style-name="T210">comme dans le projet.</text:span></text:p>
        </text:list-item>
      </text:list>
      <text:p text:style-name="P245">19.3 — Application au projet : Sécuriser l'ajout de tâche</text:p>
      <text:p text:style-name="P252">On ajoute une fonction de validation : </text:p>
      <text:p text:style-name="P253"><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252">Si le titre de la tâche fait moins de 3 caractères, cela renvoie une erreur et donc le message d’erreur associé grâce à Result.</text:p>
      <text:p text:style-name="P252">Ensuite on modifie le match d’ajout de tâche par celui ci pour bien prendre en compte la nouvelle fonction : </text:p>
      <text:p text:style-name="P253"><text:span text:style-name="T67">s</text:span> <text:span text:style-name="T86">if</text:span> <text:span text:style-name="T54">!</text:span><text:span text:style-name="T67">s</text:span><text:span text:style-name="T54">.</text:span><text:span text:style-name="T66">is_empty</text:span>() <text:span text:style-name="T54">=&gt;</text:span> {</text:p>
      <text:p text:style-name="P26">                <text:span text:style-name="T84">match</text:span><text:span text:style-name="T24"> </text:span><text:span text:style-name="T22">valider_titre</text:span><text:span text:style-name="T24">(</text:span><text:span text:style-name="T26">s</text:span><text:span text:style-name="T24">) {</text:span></text:p>
      <text:p text:style-name="P26">                    <text:span text:style-name="T156">Ok</text:span><text:span text:style-name="T24">(</text:span><text:span text:style-name="T26">titre_valide</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26">                    <text:span text:style-name="T156">Err</text:span><text:span text:style-name="T24">(</text:span><text:span text:style-name="T26">message</text:span><text:span text:style-name="T24">) </text:span><text:span text:style-name="T27">=&gt;</text:span><text:span text:style-name="T24"> </text:span><text:span text:style-name="T23">println!</text:span><text:span text:style-name="T24">(</text:span><text:span text:style-name="T25">"Erreur : </text:span><text:span text:style-name="T23">{}</text:span><text:span text:style-name="T25">"</text:span><text:span text:style-name="T24">, </text:span><text:span text:style-name="T26">message</text:span><text:span text:style-name="T24">),</text:span></text:p>
      <text:p text:style-name="P26">                <text:span text:style-name="T24">}</text:span></text:p>
      <text:p text:style-name="P26">            <text:span text:style-name="T24">}</text:span></text:p>
      <text:p text:style-name="P252">Si une erreur est renvoyée, un message d’erreur est envoyé, sinon la tâche est ajoutée sans problèmes.</text:p>
      <text:p text:style-name="P252"/>
      <text:p text:style-name="P254"><text:span text:style-name="T213">20</text:span><text:span text:style-name="T214"> </text:span><text:span text:style-name="T215">— </text:span><text:span text:style-name="T214">Result : gestion d’erreurs</text:span></text:p>
      <text:p text:style-name="P254">Gérer chaque erreur avec un <text:span text:style-name="Source_20_Text">match</text:span> peut vite devenir lourd (on appelle ça le "pyramide de la mort" quand on a trop d'accolades imbriquées). L'opérateur <text:span text:style-name="Source_20_Text">?</text:span> permet de simplifier tout ça. </text:p>
      <text:p text:style-name="P254"><text:span text:style-name="T168">20.1 — L'opérateur </text:span><text:span text:style-name="Source_20_Text"><text:span text:style-name="T168">?</text:span></text:span></text:p>
      <text:p text:style-name="P255"><text:soft-page-break/><text:span text:style-name="T127">L'opérateur </text:span><text:span text:style-name="Source_20_Text"><text:span text:style-name="T127">?</text:span></text:span><text:span text:style-name="T127"> placé à la fin d'une fonction qui renvoie un </text:span><text:span text:style-name="Source_20_Text"><text:span text:style-name="T127">Result</text:span></text:span><text:span text:style-name="T127"> ou une </text:span><text:span text:style-name="Source_20_Text"><text:span text:style-name="T127">Option</text:span></text:span><text:span text:style-name="T127"> signifie :</text:span></text:p>
      <text:list text:style-name="L37">
        <text:list-item>
          <text:p text:style-name="P256"><text:span text:style-name="T127">Si c'est </text:span><text:span text:style-name="Source_20_Text"><text:span text:style-name="T127">Ok</text:span></text:span><text:span text:style-name="T127"> : Déballe la valeur et continue.</text:span></text:p>
        </text:list-item>
        <text:list-item>
          <text:p text:style-name="P256"><text:span text:style-name="T127">Si c'est </text:span><text:span text:style-name="Source_20_Text"><text:span text:style-name="T127">Err</text:span></text:span><text:span text:style-name="T127"> : Arrête immédiatement la fonction actuelle et renvoie l'erreur à la fonction qui l'a appelée.</text:span></text:p>
        </text:list-item>
      </text:list>
      <text:p text:style-name="P161">C'est ce qu'on appelle la propagation. Au lieu de gérer l'erreur ici, tu la remontes au niveau supérieur.</text:p>
      <text:p text:style-name="P255">20.2 — Refactor du code CLI</text:p>
      <text:p text:style-name="P257">On met ce qu’il y avait dans le match dans une nouvelle fonction en dehors du main. On modifie aussi les blocs d’ajout, de suppression et de détail pour utiliser l’opérateur ?.<text:line-break/>Dans la fonction main, on supprime le match pour le remplacer par un if pour « quitter ». On met aussi un if, qui, en cas d’erreur lors de l’exécution de la commande, renvoie un message d’erreur.</text:p>
      <text:p text:style-name="P258"><text:span text:style-name="T52">use</text:span> <text:span text:style-name="T68">std</text:span><text:span text:style-name="T54">::</text:span><text:span text:style-name="T68">io</text:span>;</text:p>
      <text:p text:style-name="P30"/>
      <text:p text:style-name="P27"><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text:soft-page-break/>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30"/>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Vec</text:span>&lt;<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26">        <text:span text:style-name="T25">"quitter"</text:span><text:span text:style-name="T24"> </text:span><text:span text:style-name="T27">=&gt;</text:span><text:span text:style-name="T24"> {</text:span></text:p>
      <text:p text:style-name="P26">            <text:span text:style-name="T156">Ok</text:span><text:span text:style-name="T24">(())</text:span></text:p>
      <text:p text:style-name="P26">        <text:span text:style-name="T24">}</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match</text:span><text:span text:style-name="T24"> </text:span><text:span text:style-name="T65">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cherche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span text:style-name="T84">match</text:span><text:span text:style-name="T24"> </text:span><text:span text:style-name="T22">chercher_tache</text:span><text:span text:style-name="T24">(</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L'ID doit être un nombre !"</text:span><text:span text:style-name="T24">)</text:span><text:span text:style-name="T27">?</text:span><text:span text:style-name="T24">;</text:span></text:p>
      <text:p text:style-name="P26">            </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 pour 'voir'"</text:span><text:span text:style-name="T24">)</text:span><text:span text:style-name="T27">?</text:span><text:span text:style-name="T24">;</text:span></text:p>
      <text:p text:style-name="P26">            </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65">list</text:span><text:span text:style-name="T24">, </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oft-page-break/><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30"/>
      <text:p text:style-name="P26">    </text:p>
      <text:p text:style-name="P26">    </text:p>
      <text:p text:style-name="P27">}</text:p>
      <text:p text:style-name="P27">}</text:p>
      <text:p text:style-name="P257"/>
      <text:p text:style-name="P259"><text:span text:style-name="T213">2</text:span><text:span text:style-name="T216">1</text:span><text:span text:style-name="T214"> </text:span><text:span text:style-name="T215">— </text:span><text:span text:style-name="T216">Lecture &amp; écriture fichier</text:span></text:p>
      <text:p text:style-name="P260"><text:span text:style-name="T127">Pour l'instant, dès que l’on quitte le programme, tes tâches disparaissent. On va utiliser le module </text:span><text:span text:style-name="Source_20_Text"><text:span text:style-name="T127">std::fs</text:span></text:span><text:span text:style-name="T127"> (File System) pour les sauvegarder dans un fichier texte. </text:span></text:p>
      <text:h text:style-name="P261" text:outline-level="2"><text:span text:style-name="T168">21.1 — Pourquoi </text:span><text:span text:style-name="Source_20_Text"><text:span text:style-name="T168">std::fs</text:span></text:span><text:span text:style-name="T168"> ?</text:span></text:h>
      <text:p text:style-name="P262">Le module <text:span text:style-name="Source_20_Text">fs</text:span> permet de manipuler les fichiers. En Rust, ces opérations renvoient presque toujours un <text:span text:style-name="Source_20_Text">Result</text:span>, car beaucoup de choses peuvent mal se passer :</text:p>
      <text:list text:style-name="L38">
        <text:list-item>
          <text:p text:style-name="P263">Le fichier n'existe pas.</text:p>
        </text:list-item>
        <text:list-item>
          <text:p text:style-name="P263">Tu n'as pas la permission d'écrire.</text:p>
        </text:list-item>
        <text:list-item>
          <text:p text:style-name="P263">Le disque est plein.</text:p>
        </text:list-item>
      </text:list>
      <text:p text:style-name="P262">C'est ici que l'opérateur <text:span text:style-name="Source_20_Text"><text:span text:style-name="T2">?</text:span></text:span> qu'on vient de voir va devenir ton meilleur ami.</text:p>
      <text:h text:style-name="P264" text:outline-level="2"><text:soft-page-break/><text:span text:style-name="T217">21.</text:span><text:span text:style-name="T218">2</text:span><text:span text:style-name="T217"> — </text:span><text:span text:style-name="T219">Persistance des tâches </text:span> </text:h>
      <text:p text:style-name="P265">Ajouter les fonctions suivantes (sauvegarde et chargement à partir de la sauvegarde) :</text:p>
      <text:p text:style-name="P266"><text:span text:style-name="T52">use</text:span> <text:span text:style-name="T68">std</text:span><text:span text:style-name="T54">::</text:span><text:span text:style-name="T68">fs</text:span><text:span text:style-name="T54">::</text:span><text:span text:style-name="T68">File</text:span>;</text:p>
      <text:p text:style-name="P27"><text:span text:style-name="T52">use</text:span> <text:span text:style-name="T68">std</text:span><text:span text:style-name="T54">::</text:span><text:span text:style-name="T68">io</text:span><text:span text:style-name="T54">::</text:span>{<text:span text:style-name="T68">Write</text:span>, <text:span text:style-name="T68">BufReader</text:span>, <text:span text:style-name="T68">BufRead</text:span>};</text:p>
      <text:p text:style-name="P30"/>
      <text:p text:style-name="P27"><text:span text:style-name="T52">fn</text:span> <text:span text:style-name="T66">sauvegarder</text:span>(<text:span text:style-name="T67">liste</text:span><text:span text:style-name="T54">:</text:span> <text:span text:style-name="T54">&amp;</text:span>[<text:span text:style-name="T68">Task</text:span>])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
      <text:p text:style-name="P27"><text:span text:style-name="T52">fn</text:span> <text:span text:style-name="T66">charger</text:span>() <text:span text:style-name="T54">-&gt;</text:span> <text:span text:style-name="T68">io</text:span><text:span text:style-name="T54">::</text:span><text:span text:style-name="T68">Result</text:span>&lt;<text:span text:style-name="T68">Vec</text:span>&lt;<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push</text:span><text:span text:style-name="T24">(</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67"/>
      <text:p text:style-name="P268">Modifier, dans le main, les variables list et id : </text:p>
      <text:p text:style-name="P269"><text:span text:style-name="T52">let</text:span> <text:span text:style-name="T52">mut</text:span> <text:span text:style-name="T53">list</text:span> <text:span text:style-name="T54">=</text:span> <text:span text:style-name="T66">charger</text:span>()<text:span text:style-name="T54">.</text:span><text:span text:style-name="T66">unwrap_or_else</text:span>(<text:span text:style-name="T54">|</text:span><text:span text:style-name="T67">_</text:span><text:span text:style-name="T54">|</text:span> <text:span text:style-name="T68">Vec</text:span><text:span text:style-name="T54">::</text:span><text:span text:style-name="T66">new</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iter</text:span><text:span text:style-name="T24">()</text:span><text:span text:style-name="T27">.</text:span><text:span text:style-name="T22">map</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text:span><text:span text:style-name="T27">.</text:span><text:span text:style-name="T22">max</text:span><text:span text:style-name="T24">()</text:span><text:span text:style-name="T27">.</text:span><text:span text:style-name="T22">unwrap_or</text:span><text:span text:style-name="T24">(</text:span><text:span text:style-name="T33">0</text:span><text:span text:style-name="T24">) </text:span><text:span text:style-name="T27">+</text:span><text:span text:style-name="T24"> </text:span><text:span text:style-name="T33">1</text:span><text:span text:style-name="T24">;</text:span></text:p>
      <text:p text:style-name="P270"/>
      <text:p text:style-name="P271">Et ajouter, après le loop, la sauvegarde : </text:p>
      <text:p text:style-name="P272"/>
      <text:p text:style-name="P270"><text:span text:style-name="T66">sauvegarder</text:span>(<text:span text:style-name="T54">&amp;</text:span><text:span text:style-name="T53">list</text:span>)<text:span text:style-name="T54">.</text:span><text:span text:style-name="T66">expect</text:span>(<text:span text:style-name="T55">"Erreur de sauvegarde"</text:span>);</text:p>
      <text:p text:style-name="P270"/>
      <text:h text:style-name="P273" text:outline-level="2"><text:soft-page-break/><text:span text:style-name="T217">21.</text:span><text:span text:style-name="T220">3</text:span><text:span text:style-name="T217"> — </text:span><text:span text:style-name="T221">Gestion d’erreurs réelles</text:span> </text:h>
      <text:p text:style-name="P270"/>
      <text:p text:style-name="P274"><text:span text:style-name="T222">L'erreur fatale</text:span><text:span text:style-name="T223"> : Si le programme ne peut pas lire le clavier (</text:span><text:span text:style-name="Source_20_Text"><text:span text:style-name="T224">expect</text:span></text:span><text:span text:style-name="T223">), il s'arrête.</text:span></text:p>
      <text:p text:style-name="P274"><text:span text:style-name="T2">L'erreur contournable</text:span> : Si le fichier <text:span text:style-name="Source_20_Text">tasks.txt</text:span> n'existe pas, ce n'est pas grave ! On crée juste une liste vide (c'est ce qu'on fait dans <text:span text:style-name="Source_20_Text">charger</text:span>).</text:p>
      <text:p text:style-name="P268"/>
      <text:p text:style-name="P275"><text:span text:style-name="T225">2</text:span><text:span text:style-name="T226">2</text:span><text:span text:style-name="T227"> </text:span><text:span text:style-name="T228">— </text:span><text:span text:style-name="T226">HashMap</text:span></text:p>
      <text:p text:style-name="P276"><text:span text:style-name="T127">Pour l'instant, on utilise un </text:span><text:span text:style-name="Source_20_Text"><text:span text:style-name="T127">Vec&lt;Task&gt;</text:span></text:span><text:span text:style-name="T127">. C'est super pour une petite liste, mais imagine que tu aies 10 000 tâches : pour en trouver une par son ID, Rust doit parcourir tout le tableau un par un </text:span></text:p>
      <text:h text:style-name="P277" text:outline-level="2"><text:span text:style-name="T85">22.1 — La structure </text:span><text:span text:style-name="Source_20_Text"><text:span text:style-name="T85">HashMap&lt;K, V&gt;</text:span></text:span></text:h>
      <text:p text:style-name="P278"><text:span text:style-name="T127">On va remplacer </text:span><text:span text:style-name="Source_20_Text"><text:span text:style-name="T127">Vec&lt;Task&gt;</text:span></text:span><text:span text:style-name="T127"> par </text:span><text:span text:style-name="Source_20_Text"><text:span text:style-name="T127">HashMap&lt;u32, Task&gt;</text:span></text:span><text:span text:style-name="T127">.</text:span></text:p>
      <text:list text:style-name="L39">
        <text:list-item>
          <text:p text:style-name="P279"><text:span text:style-name="T127">K (Key) : Le </text:span><text:span text:style-name="Source_20_Text"><text:span text:style-name="T127">u32</text:span></text:span><text:span text:style-name="T127"> (l'ID de la tâche).</text:span></text:p>
        </text:list-item>
        <text:list-item>
          <text:p text:style-name="P279"><text:span text:style-name="T127">V (Value) : La structure </text:span><text:span text:style-name="Source_20_Text"><text:span text:style-name="T127">Task</text:span></text:span><text:span text:style-name="T127"> elle-même.</text:span></text:p>
        </text:list-item>
      </text:list>
      <text:p text:style-name="P280"/>
      <text:p text:style-name="P280">On importe d’abord le HashMap</text:p>
      <text:p text:style-name="P281"><text:span text:style-name="T52">use</text:span> <text:span text:style-name="T68">std</text:span><text:span text:style-name="T54">::</text:span><text:span text:style-name="T68">collections</text:span><text:span text:style-name="T54">::</text:span><text:span text:style-name="T68">HashMap</text:span>;</text:p>
      <text:p text:style-name="P280"/>
      <text:p text:style-name="P282"><text:span text:style-name="T229">Dans le main, on remplace </text:span><text:span text:style-name="T193">let</text:span><text:span text:style-name="T194"> </text:span><text:span text:style-name="T193">mut</text:span><text:span text:style-name="T194"> </text:span><text:span text:style-name="T230">list</text:span><text:span text:style-name="T194">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Vec</text:span><text:span text:style-name="T231">::</text:span><text:span text:style-name="T232">new</text:span><text:span text:style-name="T194">());</text:span></text:p>
      <text:p text:style-name="P282"><text:span text:style-name="T229">par <text:s/></text:span><text:span text:style-name="T193">let</text:span><text:span text:style-name="T194"> </text:span><text:span text:style-name="T193">mut</text:span><text:span text:style-name="T194"> </text:span><text:span text:style-name="T230">list</text:span><text:span text:style-name="T231">:</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HashMap</text:span><text:span text:style-name="T231">::</text:span><text:span text:style-name="T232">new</text:span><text:span text:style-name="T194">());</text:span></text:p>
      <text:p text:style-name="P283"/>
      <text:p text:style-name="P284"><text:span text:style-name="T234">et on met l’id simplement à </text:span><text:span text:style-name="T193">let</text:span><text:span text:style-name="T194"> </text:span><text:span text:style-name="T193">mut</text:span><text:span text:style-name="T194"> </text:span><text:span text:style-name="T230">id</text:span><text:span text:style-name="T194"> </text:span><text:span text:style-name="T231">=</text:span><text:span text:style-name="T194"> </text:span><text:span text:style-name="T230">list</text:span><text:span text:style-name="T231">.</text:span><text:span text:style-name="T232">keys</text:span><text:span text:style-name="T194">()</text:span><text:span text:style-name="T231">.</text:span><text:span text:style-name="T232">max</text:span><text:span text:style-name="T194">()</text:span><text:span text:style-name="T231">.</text:span><text:span text:style-name="T232">unwrap_or</text:span><text:span text:style-name="T194">(</text:span><text:span text:style-name="T231">&amp;</text:span><text:span text:style-name="T235">0</text:span><text:span text:style-name="T194">) </text:span><text:span text:style-name="T231">+</text:span><text:span text:style-name="T194"> </text:span><text:span text:style-name="T235">1</text:span><text:span text:style-name="T194">;</text:span></text:p>
      <text:p text:style-name="P284"><text:span text:style-name="T234"><text:line-break/><text:line-break/></text:span><text:span text:style-name="T236">modifier les fonctions charger et sauvegarder : <text:line-break/><text:line-break/></text:span><text:span text:style-name="T193">fn</text:span><text:span text:style-name="T194"> </text:span><text:span text:style-name="T232">sauvegarder</text:span><text:span text:style-name="T194">(</text:span><text:span text:style-name="T233">liste</text:span><text:span text:style-name="T231">:</text:span><text:span text:style-name="T194"> </text:span><text:span text:style-name="T231">&amp;</text:span><text:span text:style-name="T195">HashMap</text:span><text:span text:style-name="T194">&lt;</text:span><text:span text:style-name="T195">u32</text:span><text:span text:style-name="T194">, </text:span><text:span text:style-name="T195">Task</text:span><text:span text:style-name="T194">&gt;) </text:span><text:span text:style-name="T231">-&gt;</text:span><text:span text:style-name="T194"> </text:span><text:span text:style-name="T195">io</text:span><text:span text:style-name="T231">::</text:span><text:span text:style-name="T195">Result</text:span><text:span text:style-name="T194">&lt;()&gt; {</text:span></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text:soft-page-break/></text:p>
      <text:p text:style-name="P27"><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85"/>
      <text:p text:style-name="P286"><text:span text:style-name="T237">Modifier la fonction d’exécution : <text:line-break/><text:line-break/></text:span><text:span text:style-name="T193">fn</text:span><text:span text:style-name="T194"> </text:span><text:span text:style-name="T232">executer_commande</text:span><text:span text:style-name="T194">(</text:span><text:span text:style-name="T233">titre</text:span><text:span text:style-name="T231">:</text:span><text:span text:style-name="T194"> </text:span><text:span text:style-name="T231">&amp;</text:span><text:span text:style-name="T195">str</text:span><text:span text:style-name="T194">, </text:span><text:span text:style-name="T230">list</text:span><text:span text:style-name="T231">:</text:span><text:span text:style-name="T194"> </text:span><text:span text:style-name="T231">&amp;</text:span><text:span text:style-name="T193">mut</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0">id</text:span><text:span text:style-name="T231">:</text:span><text:span text:style-name="T194"> </text:span><text:span text:style-name="T231">&amp;</text:span><text:span text:style-name="T193">mut</text:span><text:span text:style-name="T194"> </text:span><text:span text:style-name="T195">u32</text:span><text:span text:style-name="T194">) </text:span><text:span text:style-name="T231">-&gt;</text:span><text:span text:style-name="T194"> </text:span><text:span text:style-name="T195">Result</text:span><text:span text:style-name="T194">&lt;(), </text:span><text:span text:style-name="T195">String</text:span><text:span text:style-name="T194">&gt; {</text:span></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287"/>
      <text:p text:style-name="P288"><text:span text:style-name="T225">2</text:span><text:span text:style-name="T238">3</text:span><text:span text:style-name="T227"> </text:span><text:span text:style-name="T228">— </text:span><text:span text:style-name="T238">Refactor complet du projet</text:span></text:p>
      <text:p text:style-name="P280">Actuellement, <text:span text:style-name="T239">le </text:span>code est un peu mélangé : la sauvegarde, la logique des commandes et l'affichage sont tous dans le même fichier.</text:p>
      <text:p text:style-name="P289">En Rust, on utilise des <text:span text:style-name="T2">modules</text:span> pour séparer les responsabilités.</text:p>
      <text:p text:style-name="P290"><text:span text:style-name="T240">2</text:span><text:span text:style-name="T241">3.1</text:span><text:span text:style-name="T242"> </text:span><text:span text:style-name="T243">— </text:span><text:span text:style-name="T241">Séparation logique / affichage</text:span></text:p>
      <text:p text:style-name="P291"><text:soft-page-break/></text:p>
      <text:p text:style-name="P280">Dans ton dossier <text:span text:style-name="Source_20_Text">src/</text:span>, <text:span text:style-name="T239">il faut</text:span> avoir ceci :</text:p>
      <text:list text:style-name="L40">
        <text:list-item>
          <text:p text:style-name="P292"><text:span text:style-name="Source_20_Text">main.rs</text:span></text:p>
        </text:list-item>
        <text:list-item>
          <text:p text:style-name="P292"><text:span text:style-name="Source_20_Text">models.rs</text:span></text:p>
        </text:list-item>
        <text:list-item>
          <text:p text:style-name="P292"><text:span text:style-name="Source_20_Text">logic.rs</text:span></text:p>
        </text:list-item>
      </text:list>
      <text:p text:style-name="P293"><text:span text:style-name="Source_20_Text"><text:span text:style-name="T244">Il faudra utiliser pub afin que les autres fichiers puissent y avoir accès.</text:span></text:span></text:p>
      <text:p text:style-name="P294"><text:span text:style-name="Source_20_Text"><text:span text:style-name="T245">2</text:span></text:span><text:span text:style-name="Source_20_Text"><text:span text:style-name="T246">3.</text:span></text:span><text:span text:style-name="Source_20_Text"><text:span text:style-name="T247">2</text:span></text:span><text:span text:style-name="Source_20_Text"><text:span text:style-name="T248"> </text:span></text:span><text:span text:style-name="Source_20_Text"><text:span text:style-name="T249">— </text:span></text:span><text:span text:style-name="Source_20_Text"><text:span text:style-name="T247">Organisation modulaire</text:span></text:span></text:p>
      <text:p text:style-name="P295"><text:span text:style-name="T250">Dans models.rs, on y met l’enum, la struct et l’impl.</text:span></text:p>
      <text:p text:style-name="P296"><text:span text:style-name="T251"><text:line-break/></text:span><text:span text:style-name="T193">pub</text:span><text:span text:style-name="T194"> </text:span><text:span text:style-name="T193">enum</text:span><text:span text:style-name="T194"> </text:span><text:span text:style-name="T195">Status</text:span><text:span text:style-name="T194"> {</text:span></text:p>
      <text:p text:style-name="P26">    <text:span text:style-name="T156">Pending</text:span><text:span text:style-name="T24">,</text:span></text:p>
      <text:p text:style-name="P26">    <text:span text:style-name="T156">Done</text:span><text:span text:style-name="T24">,</text:span></text:p>
      <text:p text:style-name="P27">}</text:p>
      <text:p text:style-name="P30"/>
      <text:p text:style-name="P27"><text:span text:style-name="T52">pub</text:span> <text:span text:style-name="T52">struct</text:span> <text:span text:style-name="T68">Task</text:span> {</text:p>
      <text:p text:style-name="P26">    <text:span text:style-name="T23">pub</text:span><text:span text:style-name="T24"> </text:span><text:span text:style-name="T26">id</text:span><text:span text:style-name="T27">:</text:span><text:span text:style-name="T24"> </text:span><text:span text:style-name="T93">u32</text:span><text:span text:style-name="T24">,</text:span></text:p>
      <text:p text:style-name="P26">    <text:span text:style-name="T23">pub</text:span><text:span text:style-name="T24"> </text:span><text:span text:style-name="T26">title</text:span><text:span text:style-name="T27">:</text:span><text:span text:style-name="T24"> </text:span><text:span text:style-name="T93">String</text:span><text:span text:style-name="T24">,</text:span></text:p>
      <text:p text:style-name="P26">    <text:span text:style-name="T23">pub</text:span><text:span text:style-name="T24"> </text:span><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pub</text:span><text:span text:style-name="T24"> </text:span><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23">Self</text:span><text:span text:style-name="T24"> {</text:span></text:p>
      <text:p text:style-name="P26">        <text:span text:style-name="T23">Self</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93">Pending</text:span><text:span text:style-name="T24">,</text:span></text:p>
      <text:p text:style-name="P26">        <text:span text:style-name="T24">}</text:span></text:p>
      <text:p text:style-name="P26">    <text:span text:style-name="T24">}</text:span></text:p>
      <text:p text:style-name="P30"/>
      <text:p text:style-name="P26">    <text:span text:style-name="T23">pub</text:span><text:span text:style-name="T24"> </text:span><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2">println</text:span><text:span text:style-name="T23">!</text:span><text:span text:style-name="T24">(</text:span><text:span text:style-name="T25">"{} - {} - {}"</text:span><text:span text:style-name="T24">, </text:span><text:span text:style-name="T23">self</text:span><text:span text:style-name="T27">.</text:span><text:span text:style-name="T24">id, </text:span><text:span text:style-name="T23">self</text:span><text:span text:style-name="T27">.</text:span><text:span text:style-name="T24">title, </text:span><text:span text:style-name="T26">check</text:span><text:span text:style-name="T24">);</text:span></text:p>
      <text:p text:style-name="P26">    <text:span text:style-name="T24">}</text:span></text:p>
      <text:p text:style-name="P27">}</text:p>
      <text:p text:style-name="P297"/>
      <text:p text:style-name="P298">Dans logic.rs, on y met les fonctions sauvegarder, charger et valider_titre.</text:p>
      <text:p text:style-name="P299"/>
      <text:p text:style-name="P300"><text:span text:style-name="T52">use</text:span> <text:span text:style-name="T52">crate</text:span><text:span text:style-name="T54">::</text:span><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27"><text:span text:style-name="T52">use</text:span> <text:span text:style-name="T68">std</text:span><text:span text:style-name="T54">::</text:span><text:span text:style-name="T68">fs</text:span><text:span text:style-name="T54">::</text:span><text:span text:style-name="T68">File</text:span>;</text:p>
      <text:p text:style-name="P27"><text:soft-page-break/><text:span text:style-name="T52">use</text:span> <text:span text:style-name="T68">std</text:span><text:span text:style-name="T54">::</text:span><text:span text:style-name="T68">io</text:span><text:span text:style-name="T54">::</text:span>{<text:span text:style-name="T52">self</text:span>, <text:span text:style-name="T68">Write</text:span>, <text:span text:style-name="T68">BufReader</text:span>, <text:span text:style-name="T68">BufRead</text:span>};</text:p>
      <text:p text:style-name="P30"/>
      <text:p text:style-name="P27"><text:span text:style-name="T52">pub</text:span> <text:span text:style-name="T52">fn</text:span> <text:span text:style-name="T66">sauvegarder</text:span>(<text:span text:style-name="T67">map</text:span><text:span text:style-name="T54">:</text:span> <text:span text:style-name="T54">&amp;</text:span><text:span text:style-name="T68">HashMap</text:span>&lt;<text:span text:style-name="T68">u32</text:span>, <text:span text:style-name="T68">Task</text:span>&gt;)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26">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text:span></text:p>
      <text:p text:style-name="P26">    <text:span text:style-name="T84">for</text:span><text:span text:style-name="T24"> </text:span><text:span text:style-name="T26">t</text:span><text:span text:style-name="T24"> </text:span><text:span text:style-name="T84">in</text:span><text:span text:style-name="T24"> </text:span><text:span text:style-name="T26">map</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4">status {</text:span></text:p>
      <text:p text:style-name="P26">            <text:span text:style-name="T93">Status</text:span><text:span text:style-name="T27">::</text:span><text:span text:style-name="T93">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93">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2">writeln</text:span><text:span text:style-name="T23">!</text:span><text:span text:style-name="T24">(</text:span><text:span text:style-name="T26">fichier</text:span><text:span text:style-name="T24">, </text:span><text:span text:style-name="T25">"{}|{}|{}"</text:span><text:span text:style-name="T24">, </text:span><text:span text:style-name="T26">t</text:span><text:span text:style-name="T27">.</text:span><text:span text:style-name="T24">id, </text:span><text:span text:style-name="T26">t</text:span><text:span text:style-name="T27">.</text:span><text:span text:style-name="T24">title, </text:span><text:span text:style-name="T26">statut_str</text:span><text:span text:style-name="T24">)</text:span><text:span text:style-name="T27">?</text:span><text:span text:style-name="T24">;</text:span></text:p>
      <text:p text:style-name="P26">    <text:span text:style-name="T24">}</text:span></text:p>
      <text:p text:style-name="P26">    <text:span text:style-name="T93">Ok</text:span><text:span text:style-name="T24">(())</text:span></text:p>
      <text:p text:style-name="P27">}</text:p>
      <text:p text:style-name="P30"/>
      <text:p text:style-name="P27"><text:span text:style-name="T52">pub</text:span> <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26">map</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93">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93">Err</text:span><text:span text:style-name="T24">(</text:span><text:span text:style-name="T26">_</text:span><text:span text:style-name="T24">) </text:span><text:span text:style-name="T27">=&gt;</text:span><text:span text:style-name="T24"> </text:span><text:span text:style-name="T84">return</text:span><text:span text:style-name="T24"> </text:span><text:span text:style-name="T93">Ok</text:span><text:span text:style-name="T24">(</text:span><text:span text:style-name="T26">map</text:span><text:span text:style-name="T24">),</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93">Done</text:span><text:span text:style-name="T24"> } </text:span><text:span text:style-name="T84">else</text:span><text:span text:style-name="T24"> { </text:span><text:span text:style-name="T93">Status</text:span><text:span text:style-name="T27">::</text:span><text:span text:style-name="T93">Pending</text:span><text:span text:style-name="T24"> };</text:span></text:p>
      <text:p text:style-name="P26">            <text:span text:style-name="T26">map</text:span><text:span text:style-name="T27">.</text:span><text:span text:style-name="T22">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93">Ok</text:span><text:span text:style-name="T24">(</text:span><text:span text:style-name="T26">map</text:span><text:span text:style-name="T24">)</text:span></text:p>
      <text:p text:style-name="P27">}</text:p>
      <text:p text:style-name="P30"/>
      <text:p text:style-name="P27"><text:span text:style-name="T52">pub</text:span> <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93">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93">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1"/>
      <text:p text:style-name="P302">l’import de crate::models signifie qu’on importe models.rs. Crate :: est le chemin absolu à l’intérieur du code.</text:p>
      <text:p text:style-name="P299"/>
      <text:p text:style-name="P303"><text:span text:style-name="T252">et dans main on se retrouve avec ça : <text:line-break/><text:line-break/></text:span><text:span text:style-name="T193">mod</text:span><text:span text:style-name="T194"> </text:span><text:span text:style-name="T195">models</text:span><text:span text:style-name="T194">;</text:span></text:p>
      <text:p text:style-name="P27"><text:soft-page-break/><text:span text:style-name="T52">mod</text:span> <text:span text:style-name="T68">logic</text:span>;</text:p>
      <text:p text:style-name="P30"/>
      <text:p text:style-name="P27"><text:span text:style-name="T52">use</text:span> <text:span text:style-name="T68">std</text:span><text:span text:style-name="T54">::</text:span><text:span text:style-name="T68">io</text:span>;</text:p>
      <text:p text:style-name="P27"><text:span text:style-name="T52">use</text:span> <text:span text:style-name="T68">models</text:span><text:span text:style-name="T54">::</text:span>{<text:span text:style-name="T68">Task</text:span>, <text:span text:style-name="T68">Status</text:span>};</text:p>
      <text:p text:style-name="P27"><text:span text:style-name="T52">use</text:span> <text:span text:style-name="T68">std</text:span><text:span text:style-name="T54">::</text:span><text:span text:style-name="T68">collections</text:span><text:span text:style-name="T54">::</text:span><text:span text:style-name="T68">HashMap</text:span>;</text:p>
      <text:p text:style-name="P199"/>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HashMap</text:span>&lt;<text:span text:style-name="T68">u32</text:span>, <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text:soft-page-break/>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93">logic</text:span><text:span text:style-name="T27">::</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HashMap</text:span><text:span text:style-name="T24">&lt;</text:span><text:span text:style-name="T93">u32</text:span><text:span text:style-name="T24">, </text:span><text:span text:style-name="T93">Task</text:span><text:span text:style-name="T24">&gt; </text:span><text:span text:style-name="T27">=</text:span><text:span text:style-name="T24"> </text:span><text:span text:style-name="T93">logic</text:span><text:span text:style-name="T27">::</text:span><text:span text:style-name="T22">charger</text:span><text:span text:style-name="T24">()</text:span><text:span text:style-name="T27">.</text:span><text:span text:style-name="T22">unwrap_or_else</text:span><text:span text:style-name="T24">(</text:span><text:span text:style-name="T27">|</text:span><text:span text:style-name="T26">_</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keys</text:span><text:span text:style-name="T24">()</text:span><text:span text:style-name="T27">.</text:span><text:span text:style-name="T22">max</text:span><text:span text:style-name="T24">()</text:span><text:span text:style-name="T27">.</text:span><text:span text:style-name="T22">unwrap_or</text:span><text:span text:style-name="T24">(</text:span><text:span text:style-name="T27">&amp;</text:span><text:span text:style-name="T33">0</text:span><text:span text:style-name="T24">) </text:span><text:span text:style-name="T27">+</text:span><text:span text:style-name="T24"> </text:span><text:span text:style-name="T33">1</text:span><text:span text:style-name="T24">;</text:span></text:p>
      <text:p text:style-name="P26">    </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26"><text:soft-page-break/>    </text:p>
      <text:p text:style-name="P26">    <text:span text:style-name="T24">}</text:span></text:p>
      <text:p text:style-name="P26">    <text:span text:style-name="T93">logic</text:span><text:span text:style-name="T27">::</text:span><text:span text:style-name="T22">sauvegarder</text:span><text:span text:style-name="T24">(</text:span><text:span text:style-name="T27">&amp;</text:span><text:span text:style-name="T65">list</text:span><text:span text:style-name="T24">)</text:span><text:span text:style-name="T27">.</text:span><text:span text:style-name="T22">expect</text:span><text:span text:style-name="T24">(</text:span><text:span text:style-name="T25">"Erreur de sauvegarde"</text:span><text:span text:style-name="T24">);</text:span></text:p>
      <text:p text:style-name="P27">}</text:p>
      <text:p text:style-name="P304"/>
      <text:p text:style-name="P304">on importe les fichiers avec mod, on supprime ce qu’on a déjà mis dans logic et models, et on importe correctement les fonctions charger, sauvegarder et valider_titre en rajoutant logic :: devant.</text:p>
      <text:p text:style-name="P305"/>
      <text:h text:style-name="P306" text:outline-level="1">Module <text:span text:style-name="T253">4</text:span> : <text:span text:style-name="T253">Outils, Tests &amp; Qualité</text:span></text:h>
      <text:p text:style-name="P307">On rend le projet propre, testable et structuré</text:p>
      <text:p text:style-name="P308"><text:span text:style-name="T225">2</text:span><text:span text:style-name="T254">4</text:span><text:span text:style-name="T227"> </text:span><text:span text:style-name="T228">— </text:span><text:span text:style-name="T254">Cargo en profondeur</text:span></text:p>
      <text:p text:style-name="P308"><text:span text:style-name="T2">Cargo</text:span>, c'est bien plus qu'un simple gestionnaire de paquets ; c'est lui qui orchestre la compilation, les tests et l'optimisation de ton code. </text:p>
      <text:p text:style-name="P309"><text:span text:style-name="T240">2</text:span><text:span text:style-name="T255">4.</text:span><text:span text:style-name="T256">1</text:span><text:span text:style-name="T242"> </text:span><text:span text:style-name="T243">— </text:span><text:span text:style-name="T256">Les commandes Cargo</text:span></text:p>
      <text:list text:continue-numbering="true" text:style-name="L40">
        <text:list-item>
          <text:p text:style-name="P310"><text:span text:style-name="Source_20_Text">cargo build : </text:span><text:span text:style-name="Source_20_Text"><text:span text:style-name="T257">Crée un dossier exécutable target/debug et compile le projet</text:span></text:span></text:p>
        </text:list-item>
        <text:list-item>
          <text:p text:style-name="P311">cargo check : <text:span text:style-name="T258">Vérifie si le code compilera correctement, sans le compiler.</text:span></text:p>
        </text:list-item>
        <text:list-item>
          <text:p text:style-name="P311">cargo <text:span text:style-name="T259">run : </text:span><text:span text:style-name="T258">Compile (si besoin) et lance le programme</text:span></text:p>
        </text:list-item>
        <text:list-item>
          <text:p text:style-name="P310"><text:span text:style-name="Source_20_Text">cargo build –</text:span><text:span text:style-name="Source_20_Text"><text:span text:style-name="T259">release : </text:span></text:span><text:span text:style-name="Source_20_Text"><text:span text:style-name="T258">Crée un dossier target/release. En compilant, il active toutes les optimisations et nettoie le code tout seul. On utilise cette commande uniquement quand le code est fini.</text:span></text:span></text:p>
        </text:list-item>
      </text:list>
      <text:p text:style-name="P312"><text:span text:style-name="Source_20_Text"><text:span text:style-name="T258"/></text:span></text:p>
      <text:p text:style-name="P313"><text:span text:style-name="Source_20_Text"><text:span text:style-name="T260">2</text:span></text:span><text:span text:style-name="Source_20_Text"><text:span text:style-name="T261">5</text:span></text:span><text:span text:style-name="Source_20_Text"><text:span text:style-name="T262"> </text:span></text:span><text:span text:style-name="Source_20_Text"><text:span text:style-name="T263">— </text:span></text:span><text:span text:style-name="Source_20_Text"><text:span text:style-name="T261">Organisation en modules</text:span></text:span></text:p>
      <text:p text:style-name="P313"><text:span text:style-name="Source_20_Text"><text:span text:style-name="T264">On a déjà effleuré le sujet avec le refactoring (point 23), mais ici on va s'attarder sur la mécanique interne de Rust. </text:span></text:span></text:p>
      <text:p text:style-name="P314"><text:span text:style-name="Source_20_Text"><text:span text:style-name="T265">2</text:span></text:span><text:span text:style-name="Source_20_Text"><text:span text:style-name="T266">5</text:span></text:span><text:span text:style-name="Source_20_Text"><text:span text:style-name="T267">.</text:span></text:span><text:span text:style-name="Source_20_Text"><text:span text:style-name="T268">1</text:span></text:span><text:span text:style-name="Source_20_Text"><text:span text:style-name="T269"> </text:span></text:span><text:span text:style-name="Source_20_Text"><text:span text:style-name="T270">— </text:span></text:span><text:span text:style-name="Source_20_Text"><text:span text:style-name="T266">Mod</text:span></text:span></text:p>
      <text:p text:style-name="P314"><text:span text:style-name="Source_20_Text"><text:span text:style-name="T264">En Rust, le compilateur ne regarde pas tous les fichiers du dossier. Il ne regarde que </text:span></text:span><text:span text:style-name="Source_20_Text"><text:span text:style-name="T264">main.rs</text:span></text:span><text:span text:style-name="Source_20_Text"><text:span text:style-name="T264">. Si on veut que Rust utilise un autre fichier (une "pièce" de la maison), on doit l'annoncer dans le </text:span></text:span><text:span text:style-name="Source_20_Text"><text:span text:style-name="T264">main</text:span></text:span><text:span text:style-name="Source_20_Text"><text:span text:style-name="T264"> avec le mot-clé </text:span></text:span><text:span text:style-name="Source_20_Text"><text:span text:style-name="T264">mod, comme on l’a fait dans le point 23 pendant le refactor du projet.</text:span></text:span></text:p>
      <text:p text:style-name="P314"><text:span text:style-name="Source_20_Text"><text:span text:style-name="T265">2</text:span></text:span><text:span text:style-name="Source_20_Text"><text:span text:style-name="T266">5</text:span></text:span><text:span text:style-name="Source_20_Text"><text:span text:style-name="T267">.</text:span></text:span><text:span text:style-name="Source_20_Text"><text:span text:style-name="T266">2</text:span></text:span><text:span text:style-name="Source_20_Text"><text:span text:style-name="T269"> </text:span></text:span><text:span text:style-name="Source_20_Text"><text:span text:style-name="T270">— </text:span></text:span><text:span text:style-name="Source_20_Text"><text:span text:style-name="T266">Pub</text:span></text:span></text:p>
      <text:p text:style-name="P313"><text:span text:style-name="Source_20_Text"><text:span text:style-name="T264">Par défaut, en Rust, tout est privé. Un module ne peut pas voir ce qu'il y a dans un autre module, sauf si tu rends les choses publiques, comme on l’a fait dans le point 23, dans logic.rs et models.rs.</text:span></text:span></text:p>
      <text:p text:style-name="P313"><text:span text:style-name="Source_20_Text"><text:span text:style-name="T264">Attention, on peut rendre public une struct, mais il faut aussi rendre public ce qu’il y a à l’intérieur, sinon on ne pourra lire que la struct et non ses données.</text:span></text:span></text:p>
      <text:p text:style-name="P313"><text:span text:style-name="Source_20_Text"><text:span text:style-name="T264"/></text:span></text:p>
      <text:p text:style-name="P315"><text:soft-page-break/><text:span text:style-name="Source_20_Text"><text:span text:style-name="T260">2</text:span></text:span><text:span text:style-name="Source_20_Text"><text:span text:style-name="T271">6 </text:span></text:span><text:span text:style-name="Source_20_Text"><text:span text:style-name="T263">— </text:span></text:span><text:span text:style-name="Source_20_Text"><text:span text:style-name="T271">Test unitaires</text:span></text:span></text:p>
      <text:p text:style-name="P315"><text:span text:style-name="Source_20_Text"><text:span text:style-name="T272">Le compilateur garantit que le code est sûr, mais les tests unitaires garantissent que le code est juste.</text:span></text:span></text:p>
      <text:p text:style-name="P316">En Rust, les tests sont intégrés directement dans le langage. Pas besoin d'installer une bibliothèque externe !</text:p>
      <text:p text:style-name="P315"><text:span text:style-name="Source_20_Text"><text:span text:style-name="T245">2</text:span></text:span><text:span text:style-name="Source_20_Text"><text:span text:style-name="T273">6.1 </text:span></text:span><text:span text:style-name="Source_20_Text"><text:span text:style-name="T249">— </text:span></text:span><text:span text:style-name="Source_20_Text"><text:span text:style-name="T273">#[test]</text:span></text:span></text:p>
      <text:p text:style-name="P315"><text:span text:style-name="Source_20_Text"><text:span text:style-name="T272">Un test est une fonction normale précédée de l'attribut </text:span></text:span><text:span text:style-name="Source_20_Text"><text:span text:style-name="T274">#[test]</text:span></text:span><text:span text:style-name="Source_20_Text"><text:span text:style-name="T272">. Pour vérifier un résultat, on utilise principalement deux macros :</text:span></text:span></text:p>
      <text:list text:style-name="L41">
        <text:list-item>
          <text:p text:style-name="P317"><text:span text:style-name="Source_20_Text"><text:span text:style-name="T127">assert_eq!(gauche, droite)</text:span></text:span><text:span text:style-name="T127"> : Vérifie que les deux valeurs sont égales.</text:span></text:p>
        </text:list-item>
        <text:list-item>
          <text:p text:style-name="P317"><text:span text:style-name="Source_20_Text"><text:span text:style-name="T127">assert!(condition)</text:span></text:span><text:span text:style-name="T127"> : Vérifie que la condition est vraie.</text:span></text:p>
        </text:list-item>
      </text:list>
      <text:p text:style-name="P315"><text:span text:style-name="Source_20_Text"><text:span text:style-name="T245">2</text:span></text:span><text:span text:style-name="Source_20_Text"><text:span text:style-name="T273">6.2 </text:span></text:span><text:span text:style-name="Source_20_Text"><text:span text:style-name="T249">— </text:span></text:span><text:span text:style-name="Source_20_Text"><text:span text:style-name="T273">Tests sur Task</text:span></text:span></text:p>
      <text:p text:style-name="P315"><text:span text:style-name="Source_20_Text"><text:span text:style-name="T272">On veut vérifier qu'une nouvelle tâche est bien créée avec le statut "En cours". En Rust, on place souvent les tests à la fin du fichier dans un module </text:span></text:span><text:span text:style-name="Source_20_Text"><text:span text:style-name="T274">tests</text:span></text:span><text:span text:style-name="Source_20_Text"><text:span text:style-name="T272">. </text:span></text:span></text:p>
      <text:p text:style-name="P315"><text:span text:style-name="Source_20_Text"><text:span text:style-name="T272"/></text:span></text:p>
      <text:p text:style-name="P315"><text:span text:style-name="Source_20_Text"><text:span text:style-name="T272">Dans models.rs : </text:span></text:span></text:p>
      <text:p text:style-name="P318"><text:span text:style-name="Source_20_Text"><text:span text:style-name="T275">#[cfg(test)]</text:span></text:span></text:p>
      <text:p text:style-name="P27"><text:span text:style-name="T52">mod</text:span> <text:span text:style-name="T68">tests</text:span> {</text:p>
      <text:p text:style-name="P26">    <text:span text:style-name="T23">use</text:span><text:span text:style-name="T24"> </text:span><text:span text:style-name="T23">super</text:span><text:span text:style-name="T27">::*</text:span><text:span text:style-name="T24">; </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nouvelle_tache_est_pending</text:span><text:span text:style-name="T24">() {</text:span></text:p>
      <text:p text:style-name="P26">        <text:span text:style-name="T23">let</text:span><text:span text:style-name="T24"> </text:span><text:span text:style-name="T26">t</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25">"Apprendre les tests"</text:span><text:span text:style-name="T27">.</text:span><text:span text:style-name="T22">to_string</text:span><text:span text:style-name="T24">());</text:span></text:p>
      <text:p text:style-name="P26">        <text:span text:style-name="T23">assert_eq!</text:span><text:span text:style-name="T24">(</text:span><text:span text:style-name="T26">t</text:span><text:span text:style-name="T27">.</text:span><text:span text:style-name="T26">id</text:span><text:span text:style-name="T24">, </text:span><text:span text:style-name="T33">1</text:span><text:span text:style-name="T24">);</text:span></text:p>
      <text:p text:style-name="P26">        <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3">assert!</text:span><text:span text:style-name="T24">(</text:span><text:span text:style-name="T23">true</text:span><text:span text:style-name="T24">),</text:span></text:p>
      <text:p text:style-name="P26">            <text:span text:style-name="T26">_</text:span><text:span text:style-name="T24"> </text:span><text:span text:style-name="T27">=&gt;</text:span><text:span text:style-name="T24"> </text:span><text:span text:style-name="T23">panic!</text:span><text:span text:style-name="T24">(</text:span><text:span text:style-name="T25">"La tâche devrait être en attente !"</text:span><text:span text:style-name="T24">),</text:span></text:p>
      <text:p text:style-name="P26">        <text:span text:style-name="T24">}</text:span></text:p>
      <text:p text:style-name="P26">    <text:span text:style-name="T24">}</text:span></text:p>
      <text:p text:style-name="P27">}</text:p>
      <text:p text:style-name="P315"><text:span text:style-name="Source_20_Text"><text:span text:style-name="T272"/></text:span></text:p>
      <text:p text:style-name="P318"><text:span text:style-name="Source_20_Text"><text:span text:style-name="T276">#[cfg(test)] signifie que ce module ne sera compilé que lors du lancement du test, en clair que si l’on tape la commande cargo test</text:span></text:span></text:p>
      <text:p text:style-name="P318"><text:span text:style-name="Source_20_Text"><text:span text:style-name="T276">super ::* signifie qu’on importe tout ce qui est au dessus</text:span></text:span></text:p>
      <text:p text:style-name="P318"><text:span text:style-name="Source_20_Text"><text:span text:style-name="T276"/></text:span></text:p>
      <text:p text:style-name="P318"><text:span text:style-name="Source_20_Text"><text:span text:style-name="T276">Ici on test le fait qu’une tâche est bien crée avec le status Pending</text:span></text:span></text:p>
      <text:p text:style-name="P318"><text:span text:style-name="Source_20_Text"><text:span text:style-name="T276"/></text:span></text:p>
      <text:p text:style-name="P315"><text:span text:style-name="Source_20_Text"><text:span text:style-name="T277">2</text:span></text:span><text:span text:style-name="Source_20_Text"><text:span text:style-name="T278">6.3 </text:span></text:span><text:span text:style-name="Source_20_Text"><text:span text:style-name="T279">— </text:span></text:span><text:span text:style-name="Source_20_Text"><text:span text:style-name="T278">Tests sur logique métier</text:span></text:span></text:p>
      <text:p text:style-name="P315"><text:span text:style-name="Source_20_Text"><text:span text:style-name="T276">C'est ici que les tests sont les plus utiles. On va tester notre fonction </text:span></text:span><text:span text:style-name="Source_20_Text"><text:span text:style-name="T280">valider_titre</text:span></text:span><text:span text:style-name="Source_20_Text"><text:span text:style-name="T276"> pour s'assurer qu'elle rejette bien les titres trop courts. </text:span></text:span></text:p>
      <text:p text:style-name="P315"><text:span text:style-name="Source_20_Text"><text:span text:style-name="T276">Dans logic.rs</text:span></text:span></text:p>
      <text:p text:style-name="P318"><text:span text:style-name="Source_20_Text"><text:span text:style-name="T275">#[cfg(test)]</text:span></text:span></text:p>
      <text:p text:style-name="P27"><text:soft-page-break/><text:span text:style-name="T52">mod</text:span> <text:span text:style-name="T68">tests</text:span> {</text:p>
      <text:p text:style-name="P26">    <text:span text:style-name="T23">use</text:span><text:span text:style-name="T24"> </text:span><text:span text:style-name="T23">super</text:span><text:span text:style-name="T27">::*</text:span><text:span text:style-name="T24">;</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validation_titre_trop_court</text:span><text:span text:style-name="T24">() {</text:span></text:p>
      <text:p text:style-name="P26">        <text:span text:style-name="T23">let</text:span><text:span text:style-name="T24"> </text:span><text:span text:style-name="T26">resultat</text:span><text:span text:style-name="T24"> </text:span><text:span text:style-name="T27">=</text:span><text:span text:style-name="T24"> </text:span><text:span text:style-name="T22">valider_titre</text:span><text:span text:style-name="T24">(</text:span><text:span text:style-name="T25">"ab"</text:span><text:span text:style-name="T24">);</text:span></text:p>
      <text:p text:style-name="P26">        <text:span text:style-name="T23">assert!</text:span><text:span text:style-name="T24">(</text:span><text:span text:style-name="T26">resultat</text:span><text:span text:style-name="T27">.</text:span><text:span text:style-name="T22">is_err</text:span><text:span text:style-name="T24">()); </text:span></text:p>
      <text:p text:style-name="P26">    <text:span text:style-name="T24">}</text:span></text:p>
      <text:p text:style-name="P30"/>
      <text:p text:style-name="P26">    <text:span text:style-name="T24">#[</text:span><text:span text:style-name="T22">test</text:span><text:span text:style-name="T24">]</text:span></text:p>
      <text:p text:style-name="P26">    <text:span text:style-name="T23">fn</text:span><text:span text:style-name="T24"> </text:span><text:span text:style-name="T22">test_validation_titre_valide</text:span><text:span text:style-name="T24">() {</text:span></text:p>
      <text:p text:style-name="P26">        <text:span text:style-name="T23">let</text:span><text:span text:style-name="T24"> </text:span><text:span text:style-name="T26">resultat</text:span><text:span text:style-name="T24"> </text:span><text:span text:style-name="T27">=</text:span><text:span text:style-name="T24"> </text:span><text:span text:style-name="T22">valider_titre</text:span><text:span text:style-name="T24">(</text:span><text:span text:style-name="T25">"Apprendre Rust"</text:span><text:span text:style-name="T24">);</text:span></text:p>
      <text:p text:style-name="P26">        <text:span text:style-name="T23">assert!</text:span><text:span text:style-name="T24">(</text:span><text:span text:style-name="T26">resultat</text:span><text:span text:style-name="T27">.</text:span><text:span text:style-name="T22">is_ok</text:span><text:span text:style-name="T24">());</text:span></text:p>
      <text:p text:style-name="P26">        <text:span text:style-name="T23">assert_eq!</text:span><text:span text:style-name="T24">(</text:span><text:span text:style-name="T26">resultat</text:span><text:span text:style-name="T27">.</text:span><text:span text:style-name="T22">unwrap</text:span><text:span text:style-name="T24">(), </text:span><text:span text:style-name="T25">"Apprendre Rust"</text:span><text:span text:style-name="T24">);</text:span></text:p>
      <text:p text:style-name="P26">    <text:span text:style-name="T24">}</text:span></text:p>
      <text:p text:style-name="P27">}</text:p>
      <text:p text:style-name="P315"><text:span text:style-name="Source_20_Text"><text:span text:style-name="T276"/></text:span></text:p>
      <text:p text:style-name="P315"><text:span text:style-name="Source_20_Text"><text:span text:style-name="T277">2</text:span></text:span><text:span text:style-name="Source_20_Text"><text:span text:style-name="T278">6.4 </text:span></text:span><text:span text:style-name="Source_20_Text"><text:span text:style-name="T279">— </text:span></text:span><text:span text:style-name="Source_20_Text"><text:span text:style-name="T278">Lancer les tests</text:span></text:span></text:p>
      <text:p text:style-name="P315"><text:span text:style-name="Source_20_Text"><text:span text:style-name="T276">On lance les tests avec cargo test</text:span></text:span></text:p>
      <text:p text:style-name="P315"><text:span text:style-name="Source_20_Text"><text:span text:style-name="T276">Cargo compile en mode test, il ne compile que les fonctions marquées #[test] et il affiche un résumé des tests : </text:span></text:span></text:p>
      <text:p text:style-name="P315"><text:span text:style-name="Source_20_Text"><text:span text:style-name="T281">test result: ok. 3 passed; 0 failed; 0 ignored; 0 measured; 0 filtered out; finished in 0.00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10T11:57:00.571149900</dc:date>
    <meta:editing-duration>PT13H56M39S</meta:editing-duration>
    <meta:editing-cycles>70</meta:editing-cycles>
    <meta:generator>LibreOffice/25.2.7.2$Windows_X86_64 LibreOffice_project/5cbfd1ab6520636bb5f7b99185aa69bd7456825d</meta:generator>
    <meta:document-statistic meta:table-count="0" meta:image-count="0" meta:object-count="0" meta:page-count="50" meta:paragraph-count="1460" meta:word-count="9844" meta:character-count="66356" meta:non-whitespace-character-count="49593"/>
  </office:meta>
</office:document-meta>
</file>